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2d9f" officeooo:paragraph-rsid="000d2d9f"/>
    </style:style>
    <style:style style:name="P2" style:family="paragraph" style:parent-style-name="Standard">
      <style:paragraph-properties fo:text-align="justify" style:justify-single-word="false"/>
      <style:text-properties officeooo:rsid="000d2d9f" officeooo:paragraph-rsid="000d2d9f"/>
    </style:style>
    <style:style style:name="P3" style:family="paragraph" style:parent-style-name="Standard">
      <style:text-properties officeooo:rsid="000d4662" officeooo:paragraph-rsid="000d4662"/>
    </style:style>
    <style:style style:name="P4" style:family="paragraph" style:parent-style-name="Standard">
      <style:text-properties officeooo:rsid="000d4662" officeooo:paragraph-rsid="003aa96a"/>
    </style:style>
    <style:style style:name="P5" style:family="paragraph" style:parent-style-name="Standard">
      <style:text-properties officeooo:rsid="000f3a00" officeooo:paragraph-rsid="000f3a00"/>
    </style:style>
    <style:style style:name="P6" style:family="paragraph" style:parent-style-name="Standard">
      <style:text-properties officeooo:rsid="0010f139" officeooo:paragraph-rsid="0010f139"/>
    </style:style>
    <style:style style:name="P7" style:family="paragraph" style:parent-style-name="Standard">
      <style:text-properties fo:color="#000000" loext:opacity="100%" style:font-name="Consolas" fo:font-size="12pt" fo:font-weight="normal" officeooo:rsid="0010f139" officeooo:paragraph-rsid="0010f139" fo:background-color="transparent" style:font-size-asian="12pt" style:font-size-complex="12pt"/>
    </style:style>
    <style:style style:name="P8" style:family="paragraph" style:parent-style-name="Standard">
      <style:paragraph-properties style:line-height-at-least="0.402cm"/>
      <style:text-properties fo:color="#000000" loext:opacity="100%" style:font-name="Consolas" fo:font-size="12pt" fo:font-weight="normal" fo:background-color="transparent" style:font-size-asian="12pt" style:font-size-complex="12pt"/>
    </style:style>
    <style:style style:name="P9" style:family="paragraph" style:parent-style-name="Standard">
      <style:text-properties fo:color="#000000" loext:opacity="100%" style:font-name="Consolas" fo:font-size="12pt" fo:font-weight="normal" officeooo:rsid="001d5430" officeooo:paragraph-rsid="001d5430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style:line-height-at-least="0.402cm"/>
      <style:text-properties fo:color="#000000" loext:opacity="100%" style:font-name="Consolas" fo:font-size="12pt" fo:font-weight="normal" officeooo:rsid="001d6144" officeooo:paragraph-rsid="001d6144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style:line-height-at-least="0.402cm"/>
      <style:text-properties fo:color="#000000" loext:opacity="100%" style:font-name="Consolas" fo:font-size="9.5pt" fo:font-weight="normal" officeooo:rsid="00220af7" officeooo:paragraph-rsid="00a03dc5" fo:background-color="transparent" style:font-size-asian="9.5pt" style:font-weight-asian="normal" style:font-size-complex="9.5pt" style:font-weight-complex="normal"/>
    </style:style>
    <style:style style:name="P12" style:family="paragraph" style:parent-style-name="Standard">
      <style:paragraph-properties style:line-height-at-least="0.402cm" fo:text-align="start" style:justify-single-word="false"/>
      <style:text-properties fo:color="#000000" loext:opacity="100%" style:font-name="Consolas" fo:font-size="9.5pt" fo:font-weight="normal" officeooo:paragraph-rsid="00a03dc5" fo:background-color="transparent" style:font-size-asian="9.5pt" style:font-size-complex="9.5pt"/>
    </style:style>
    <style:style style:name="P13" style:family="paragraph" style:parent-style-name="Standard">
      <style:paragraph-properties style:line-height-at-least="0.402cm"/>
      <style:text-properties fo:color="#000000" loext:opacity="100%" fo:font-size="12pt" fo:background-color="transparent" style:font-size-asian="12pt" style:font-size-complex="12pt"/>
    </style:style>
    <style:style style:name="P14" style:family="paragraph" style:parent-style-name="Standard">
      <style:text-properties fo:color="#000000" loext:opacity="100%" fo:font-size="12pt" fo:font-weight="normal" officeooo:paragraph-rsid="001d6144"/>
    </style:style>
    <style:style style:name="P15" style:family="paragraph" style:parent-style-name="Standard">
      <style:text-properties fo:color="#000000" loext:opacity="100%" fo:font-size="12pt" fo:font-weight="normal" officeooo:rsid="001d6144" officeooo:paragraph-rsid="001d6144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text-properties fo:color="#000000" loext:opacity="100%" fo:font-weight="bold" officeooo:rsid="001d5430" officeooo:paragraph-rsid="001d5430" style:font-weight-asian="bold" style:font-weight-complex="bold"/>
    </style:style>
    <style:style style:name="P17" style:family="paragraph" style:parent-style-name="Standard">
      <style:text-properties fo:color="#000000" loext:opacity="100%" fo:font-weight="bold" officeooo:rsid="00890d60" officeooo:paragraph-rsid="00890d60" style:font-weight-asian="bold" style:font-weight-complex="bold"/>
    </style:style>
    <style:style style:name="P18" style:family="paragraph" style:parent-style-name="Standard">
      <style:text-properties fo:color="#000000" loext:opacity="100%" fo:font-weight="bold" officeooo:rsid="008afb7d" officeooo:paragraph-rsid="008afb7d" style:font-weight-asian="bold" style:font-weight-complex="bold"/>
    </style:style>
    <style:style style:name="P19" style:family="paragraph" style:parent-style-name="Standard">
      <style:text-properties fo:color="#000000" loext:opacity="100%" fo:font-weight="bold" officeooo:rsid="00a9bb7e" officeooo:paragraph-rsid="00a9bb7e" style:font-weight-asian="bold" style:font-weight-complex="bold"/>
    </style:style>
    <style:style style:name="P20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1db304" officeooo:paragraph-rsid="001db304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1f1825" officeooo:paragraph-rsid="001f1825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21d241" officeooo:paragraph-rsid="0021d241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220af7" officeooo:paragraph-rsid="00220af7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2b540a" officeooo:paragraph-rsid="002b540a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40a6b" officeooo:paragraph-rsid="00440a6b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7c090" officeooo:paragraph-rsid="0047c090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8300d" officeooo:paragraph-rsid="0048300d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c0f61" officeooo:paragraph-rsid="004c0f61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d4ac9" officeooo:paragraph-rsid="004d4ac9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ea86b" officeooo:paragraph-rsid="004ea86b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51c846" officeooo:paragraph-rsid="0051c846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532fed" officeooo:paragraph-rsid="00532fed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58b06b" officeooo:paragraph-rsid="0058b06b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5a58c8" officeooo:paragraph-rsid="005a58c8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5c957c" officeooo:paragraph-rsid="005c957c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5dd1b4" officeooo:paragraph-rsid="005c957c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2f68e" officeooo:paragraph-rsid="0067c917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2f68e" officeooo:paragraph-rsid="0062f68e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3eadf" officeooo:paragraph-rsid="0063eadf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5b05a" officeooo:paragraph-rsid="0065b05a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7c917" officeooo:paragraph-rsid="0067c917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d6ac9" officeooo:paragraph-rsid="006d6ac9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d6e82" officeooo:paragraph-rsid="006d6e82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dea31" officeooo:paragraph-rsid="006dea31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7b83bc" officeooo:paragraph-rsid="007b83bc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96722c" officeooo:paragraph-rsid="0096722c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972eb7" officeooo:paragraph-rsid="00972eb7" fo:background-color="transparent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972eb7" officeooo:paragraph-rsid="0098fe02" fo:background-color="transparent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972eb7" officeooo:paragraph-rsid="0099b8bc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98fe02" officeooo:paragraph-rsid="0098fe02" fo:background-color="transparent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9d0336" officeooo:paragraph-rsid="009d0336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3c11ff" officeooo:paragraph-rsid="003c11ff" fo:background-color="transparent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3eeafb" officeooo:paragraph-rsid="003eeafb" fo:background-color="transparent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13ff5" officeooo:paragraph-rsid="00413ff5" fo:background-color="transparent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17958" officeooo:paragraph-rsid="00417958" fo:background-color="transparent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a6252" officeooo:paragraph-rsid="006a6252" fo:background-color="transparent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746d0d" officeooo:paragraph-rsid="00746d0d" fo:background-color="transparent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746d0d" officeooo:paragraph-rsid="0071c629" fo:background-color="transparent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76536a" officeooo:paragraph-rsid="0076536a" fo:background-color="transparent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776d63" officeooo:paragraph-rsid="00776d63" fo:background-color="transparent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82828c" officeooo:paragraph-rsid="0086c574" fo:background-color="transparent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83f18c" officeooo:paragraph-rsid="0086c574" fo:background-color="transparent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b42618" officeooo:paragraph-rsid="00b42618" fo:background-color="transparent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b7da3f" officeooo:paragraph-rsid="00b7da3f" fo:background-color="transparent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b8a78b" officeooo:paragraph-rsid="00b8a78b" fo:background-color="transparent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paragraph-rsid="004ea86b" fo:background-color="transparent"/>
    </style:style>
    <style:style style:name="P67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paragraph-rsid="00532fed" fo:background-color="transparent"/>
    </style:style>
    <style:style style:name="P68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1db304" officeooo:paragraph-rsid="001db304" fo:background-color="transparent" style:font-size-asian="12pt" style:font-weight-asian="bold" style:font-size-complex="12pt" style:font-weight-complex="bold"/>
    </style:style>
    <style:style style:name="P69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1f1825" officeooo:paragraph-rsid="001f1825" fo:background-color="transparent" style:font-size-asian="12pt" style:font-weight-asian="bold" style:font-size-complex="12pt" style:font-weight-complex="bold"/>
    </style:style>
    <style:style style:name="P70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45de15" officeooo:paragraph-rsid="0045de15" fo:background-color="transparent" style:font-size-asian="12pt" style:font-weight-asian="bold" style:font-size-complex="12pt" style:font-weight-complex="bold"/>
    </style:style>
    <style:style style:name="P71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32fed" officeooo:paragraph-rsid="00532fed" fo:background-color="transparent" style:font-size-asian="12pt" style:font-weight-asian="bold" style:font-size-complex="12pt" style:font-weight-complex="bold"/>
    </style:style>
    <style:style style:name="P72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56958" officeooo:paragraph-rsid="00556958" fo:background-color="transparent" style:font-size-asian="12pt" style:font-weight-asian="bold" style:font-size-complex="12pt" style:font-weight-complex="bold"/>
    </style:style>
    <style:style style:name="P73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8b06b" officeooo:paragraph-rsid="0058b06b" fo:background-color="transparent" style:font-size-asian="12pt" style:font-weight-asian="bold" style:font-size-complex="12pt" style:font-weight-complex="bold"/>
    </style:style>
    <style:style style:name="P74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a58c8" officeooo:paragraph-rsid="005a58c8" fo:background-color="transparent" style:font-size-asian="12pt" style:font-weight-asian="bold" style:font-size-complex="12pt" style:font-weight-complex="bold"/>
    </style:style>
    <style:style style:name="P75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c957c" officeooo:paragraph-rsid="005c957c" fo:background-color="transparent" style:font-size-asian="12pt" style:font-weight-asian="bold" style:font-size-complex="12pt" style:font-weight-complex="bold"/>
    </style:style>
    <style:style style:name="P76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c957c" officeooo:paragraph-rsid="005fd546" fo:background-color="transparent" style:font-size-asian="12pt" style:font-weight-asian="bold" style:font-size-complex="12pt" style:font-weight-complex="bold"/>
    </style:style>
    <style:style style:name="P77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dd1b4" officeooo:paragraph-rsid="005dd1b4" fo:background-color="transparent" style:font-size-asian="12pt" style:font-weight-asian="bold" style:font-size-complex="12pt" style:font-weight-complex="bold"/>
    </style:style>
    <style:style style:name="P78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62f68e" officeooo:paragraph-rsid="0062f68e" fo:background-color="transparent" style:font-size-asian="12pt" style:font-weight-asian="bold" style:font-size-complex="12pt" style:font-weight-complex="bold"/>
    </style:style>
    <style:style style:name="P79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7b83bc" officeooo:paragraph-rsid="007b83bc" fo:background-color="transparent" style:font-size-asian="12pt" style:font-weight-asian="bold" style:font-size-complex="12pt" style:font-weight-complex="bold"/>
    </style:style>
    <style:style style:name="P80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a385fa" officeooo:paragraph-rsid="00a385fa" fo:background-color="transparent" style:font-size-asian="12pt" style:font-weight-asian="bold" style:font-size-complex="12pt" style:font-weight-complex="bold"/>
    </style:style>
    <style:style style:name="P81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17db7" officeooo:paragraph-rsid="00317db7" fo:background-color="transparent" style:font-size-asian="10.5pt" style:font-weight-asian="bold" style:font-size-complex="12pt" style:font-weight-complex="bold"/>
    </style:style>
    <style:style style:name="P82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17db7" officeooo:paragraph-rsid="00325710" fo:background-color="transparent" style:font-size-asian="10.5pt" style:font-weight-asian="bold" style:font-size-complex="12pt" style:font-weight-complex="bold"/>
    </style:style>
    <style:style style:name="P83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17db7" officeooo:paragraph-rsid="0035ecea" fo:background-color="transparent" style:font-size-asian="10.5pt" style:font-weight-asian="bold" style:font-size-complex="12pt" style:font-weight-complex="bold"/>
    </style:style>
    <style:style style:name="P84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17db7" officeooo:paragraph-rsid="0038b6de" fo:background-color="transparent" style:font-size-asian="10.5pt" style:font-weight-asian="bold" style:font-size-complex="12pt" style:font-weight-complex="bold"/>
    </style:style>
    <style:style style:name="P85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3638e" officeooo:paragraph-rsid="0033638e" fo:background-color="transparent" style:font-size-asian="10.5pt" style:font-weight-asian="bold" style:font-size-complex="12pt" style:font-weight-complex="bold"/>
    </style:style>
    <style:style style:name="P86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aa96a" officeooo:paragraph-rsid="003aa96a" fo:background-color="transparent" style:font-size-asian="10.5pt" style:font-weight-asian="bold" style:font-size-complex="12pt" style:font-weight-complex="bold"/>
    </style:style>
    <style:style style:name="P87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c11ff" officeooo:paragraph-rsid="003c11ff" fo:background-color="transparent" style:font-size-asian="10.5pt" style:font-weight-asian="bold" style:font-size-complex="12pt" style:font-weight-complex="bold"/>
    </style:style>
    <style:style style:name="P88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d6a5f" officeooo:paragraph-rsid="003d6a5f" fo:background-color="transparent" style:font-size-asian="10.5pt" style:font-weight-asian="bold" style:font-size-complex="12pt" style:font-weight-complex="bold"/>
    </style:style>
    <style:style style:name="P89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76536a" officeooo:paragraph-rsid="0076536a" fo:background-color="transparent" style:font-size-asian="10.5pt" style:font-weight-asian="bold" style:font-size-complex="12pt" style:font-weight-complex="bold"/>
    </style:style>
    <style:style style:name="P90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821910" officeooo:paragraph-rsid="0086c574" fo:background-color="transparent" style:font-size-asian="10.5pt" style:font-weight-asian="bold" style:font-size-complex="12pt" style:font-weight-complex="bold"/>
    </style:style>
    <style:style style:name="P91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82828c" officeooo:paragraph-rsid="0086c574" fo:background-color="transparent" style:font-size-asian="10.5pt" style:font-weight-asian="bold" style:font-size-complex="12pt" style:font-weight-complex="bold"/>
    </style:style>
    <style:style style:name="P92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83f18c" officeooo:paragraph-rsid="0086c574" fo:background-color="transparent" style:font-size-asian="10.5pt" style:font-weight-asian="bold" style:font-size-complex="12pt" style:font-weight-complex="bold"/>
    </style:style>
    <style:style style:name="P93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a13eac" officeooo:paragraph-rsid="00a13eac" fo:background-color="transparent" style:font-size-asian="10.5pt" style:font-weight-asian="bold" style:font-size-complex="12pt" style:font-weight-complex="bold"/>
    </style:style>
    <style:style style:name="P94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b42618" officeooo:paragraph-rsid="00b42618" fo:background-color="transparent" style:font-size-asian="10.5pt" style:font-weight-asian="bold" style:font-size-complex="12pt" style:font-weight-complex="bold"/>
    </style:style>
    <style:style style:name="P95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b5ec59" officeooo:paragraph-rsid="00b5ec59" fo:background-color="transparent" style:font-size-asian="10.5pt" style:font-weight-asian="bold" style:font-size-complex="12pt" style:font-weight-complex="bold"/>
    </style:style>
    <style:style style:name="P96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b7da3f" officeooo:paragraph-rsid="00b7da3f" fo:background-color="transparent" style:font-size-asian="10.5pt" style:font-weight-asian="bold" style:font-size-complex="12pt" style:font-weight-complex="bold"/>
    </style:style>
    <style:style style:name="P97" style:family="paragraph" style:parent-style-name="Standard">
      <style:paragraph-properties style:line-height-at-least="0.402cm"/>
      <style:text-properties fo:color="#000000" loext:opacity="100%" style:font-name="Liberation Serif" fo:font-size="12pt" style:text-underline-style="solid" style:text-underline-width="auto" style:text-underline-color="font-color" fo:font-weight="bold" officeooo:rsid="005dd1b4" officeooo:paragraph-rsid="005dd1b4" fo:background-color="transparent" style:font-size-asian="12pt" style:font-weight-asian="bold" style:font-size-complex="12pt" style:font-weight-complex="bold"/>
    </style:style>
    <style:style style:name="P98" style:family="paragraph" style:parent-style-name="Standard">
      <style:paragraph-properties style:line-height-at-least="0.402cm"/>
      <style:text-properties fo:color="#000000" loext:opacity="100%" style:font-name="Liberation Serif" fo:font-size="12pt" style:text-underline-style="solid" style:text-underline-width="auto" style:text-underline-color="font-color" fo:font-weight="bold" officeooo:rsid="005c957c" officeooo:paragraph-rsid="005c957c" fo:background-color="transparent" style:font-size-asian="12pt" style:font-weight-asian="bold" style:font-size-complex="12pt" style:font-weight-complex="bold"/>
    </style:style>
    <style:style style:name="P99" style:family="paragraph" style:parent-style-name="Standard">
      <style:paragraph-properties style:line-height-at-least="0.402cm"/>
      <style:text-properties fo:color="#000000" loext:opacity="100%" style:font-name="Liberation Serif" fo:font-size="14pt" fo:font-weight="bold" officeooo:rsid="00317db7" officeooo:paragraph-rsid="00317db7" fo:background-color="transparent" style:font-size-asian="12.25pt" style:font-weight-asian="bold" style:font-size-complex="14pt" style:font-weight-complex="bold"/>
    </style:style>
    <style:style style:name="P100" style:family="paragraph" style:parent-style-name="Standard">
      <style:paragraph-properties style:line-height-at-least="0.402cm"/>
      <style:text-properties fo:color="#000000" loext:opacity="100%" style:font-name="Liberation Serif" fo:font-size="14pt" fo:font-weight="bold" officeooo:rsid="0040d5f5" officeooo:paragraph-rsid="0040d5f5" fo:background-color="transparent" style:font-size-asian="12.25pt" style:font-weight-asian="bold" style:font-size-complex="14pt" style:font-weight-complex="bold"/>
    </style:style>
    <style:style style:name="P101" style:family="paragraph" style:parent-style-name="Standard">
      <style:paragraph-properties style:line-height-at-least="0.402cm"/>
      <style:text-properties fo:color="#000000" loext:opacity="100%" style:font-name="Liberation Serif" fo:font-size="14pt" fo:font-weight="bold" officeooo:rsid="0069e945" officeooo:paragraph-rsid="0069e945" fo:background-color="transparent" style:font-size-asian="12.25pt" style:font-weight-asian="bold" style:font-size-complex="14pt" style:font-weight-complex="bold"/>
    </style:style>
    <style:style style:name="P102" style:family="paragraph" style:parent-style-name="Standard">
      <style:paragraph-properties style:line-height-at-least="0.402cm"/>
      <style:text-properties fo:color="#000000" loext:opacity="100%" style:font-name="Liberation Serif" fo:font-size="14pt" fo:font-weight="bold" officeooo:rsid="0071c629" officeooo:paragraph-rsid="0071c629" fo:background-color="transparent" style:font-size-asian="12.25pt" style:font-weight-asian="bold" style:font-size-complex="14pt" style:font-weight-complex="bold"/>
    </style:style>
    <style:style style:name="P103" style:family="paragraph" style:parent-style-name="Standard">
      <style:paragraph-properties style:line-height-at-least="0.402cm"/>
      <style:text-properties fo:color="#000000" loext:opacity="100%" style:font-name="Liberation Serif" fo:font-size="14pt" fo:font-weight="bold" officeooo:rsid="008026c2" officeooo:paragraph-rsid="008026c2" fo:background-color="transparent" style:font-size-asian="12.25pt" style:font-weight-asian="bold" style:font-size-complex="14pt" style:font-weight-complex="bold"/>
    </style:style>
    <style:style style:name="P104" style:family="paragraph" style:parent-style-name="Standard">
      <style:paragraph-properties style:line-height-at-least="0.402cm"/>
      <style:text-properties fo:color="#000000" loext:opacity="100%" style:font-name="Liberation Serif" fo:font-size="14pt" fo:font-weight="bold" officeooo:rsid="00821910" officeooo:paragraph-rsid="0086c574" fo:background-color="transparent" style:font-size-asian="12.25pt" style:font-weight-asian="bold" style:font-size-complex="14pt" style:font-weight-complex="bold"/>
    </style:style>
    <style:style style:name="P105" style:family="paragraph" style:parent-style-name="Standard">
      <style:paragraph-properties style:line-height-at-least="0.402cm"/>
      <style:text-properties fo:color="#000000" loext:opacity="100%" style:font-name="Liberation Serif" fo:font-size="14pt" fo:font-weight="normal" officeooo:rsid="0071c629" officeooo:paragraph-rsid="0071c629" fo:background-color="transparent" style:font-size-asian="12.25pt" style:font-weight-asian="normal" style:font-size-complex="14pt" style:font-weight-complex="normal"/>
    </style:style>
    <style:style style:name="P106" style:family="paragraph" style:parent-style-name="Standard">
      <style:paragraph-properties style:line-height-at-least="0.402cm"/>
      <style:text-properties fo:color="#000000" loext:opacity="100%" style:font-name="Liberation Serif" fo:font-size="10pt" fo:font-weight="normal" officeooo:rsid="00532fed" officeooo:paragraph-rsid="00532fed" fo:background-color="transparent" style:font-size-asian="10pt" style:font-weight-asian="normal" style:font-size-complex="10pt" style:font-weight-complex="normal"/>
    </style:style>
    <style:style style:name="P107" style:family="paragraph" style:parent-style-name="Standard">
      <style:paragraph-properties style:line-height-at-least="0.402cm"/>
      <style:text-properties fo:color="#000000" loext:opacity="100%" style:font-name="Liberation Serif" fo:font-size="10pt" fo:font-weight="normal" officeooo:rsid="00556958" officeooo:paragraph-rsid="00556958" fo:background-color="transparent" style:font-size-asian="10pt" style:font-weight-asian="normal" style:font-size-complex="10pt" style:font-weight-complex="normal"/>
    </style:style>
    <style:style style:name="P108" style:family="paragraph" style:parent-style-name="Standard">
      <style:text-properties fo:color="#000000" loext:opacity="100%" fo:font-weight="normal" officeooo:rsid="00890d60" officeooo:paragraph-rsid="00890d60" style:font-weight-asian="normal" style:font-weight-complex="normal"/>
    </style:style>
    <style:style style:name="P109" style:family="paragraph" style:parent-style-name="Standard">
      <style:text-properties fo:color="#000000" loext:opacity="100%" fo:font-weight="normal" officeooo:rsid="008afb7d" officeooo:paragraph-rsid="008afb7d" style:font-weight-asian="normal" style:font-weight-complex="normal"/>
    </style:style>
    <style:style style:name="P110" style:family="paragraph" style:parent-style-name="Standard">
      <style:text-properties fo:color="#000000" loext:opacity="100%" fo:font-weight="normal" officeooo:rsid="008caa8d" officeooo:paragraph-rsid="008afb7d" style:font-weight-asian="normal" style:font-weight-complex="normal"/>
    </style:style>
    <style:style style:name="P111" style:family="paragraph" style:parent-style-name="Standard">
      <style:text-properties fo:color="#000000" loext:opacity="100%" fo:font-weight="normal" officeooo:rsid="00a9bb7e" officeooo:paragraph-rsid="00a9bb7e" style:font-weight-asian="normal" style:font-weight-complex="normal"/>
    </style:style>
    <style:style style:name="P112" style:family="paragraph" style:parent-style-name="Standard">
      <style:text-properties fo:color="#000000" loext:opacity="100%" fo:font-weight="normal" officeooo:rsid="00aaa797" officeooo:paragraph-rsid="00aaa797" style:font-weight-asian="normal" style:font-weight-complex="normal"/>
    </style:style>
    <style:style style:name="P113" style:family="paragraph" style:parent-style-name="Standard">
      <style:text-properties fo:color="#000000" loext:opacity="100%" fo:font-weight="normal" officeooo:rsid="00ae947f" officeooo:paragraph-rsid="00ae947f" style:font-weight-asian="normal" style:font-weight-complex="normal"/>
    </style:style>
    <style:style style:name="P114" style:family="paragraph" style:parent-style-name="Standard">
      <style:paragraph-properties style:line-height-at-least="0.402cm" fo:text-align="start" style:justify-single-word="false"/>
      <style:text-properties fo:color="#000000" loext:opacity="100%" fo:font-size="9.5pt" officeooo:paragraph-rsid="00a03dc5" fo:background-color="transparent" style:font-size-asian="9.5pt" style:font-size-complex="9.5pt"/>
    </style:style>
    <style:style style:name="P115" style:family="paragraph" style:parent-style-name="Standard">
      <style:text-properties fo:color="#000000" loext:opacity="100%" officeooo:rsid="0017f77b" officeooo:paragraph-rsid="00890d60"/>
    </style:style>
    <style:style style:name="P116" style:family="paragraph" style:parent-style-name="Standard">
      <style:text-properties officeooo:rsid="0012e59a" officeooo:paragraph-rsid="0012e59a"/>
    </style:style>
    <style:style style:name="P117" style:family="paragraph" style:parent-style-name="Standard">
      <style:text-properties fo:font-weight="bold" officeooo:rsid="003aa96a" officeooo:paragraph-rsid="003aa96a" style:font-weight-asian="bold" style:font-weight-complex="bold"/>
    </style:style>
    <style:style style:name="P118" style:family="paragraph" style:parent-style-name="Standard">
      <style:text-properties fo:font-weight="bold" officeooo:rsid="00158a4f" officeooo:paragraph-rsid="00158a4f" style:font-weight-asian="bold" style:font-weight-complex="bold"/>
    </style:style>
    <style:style style:name="P119" style:family="paragraph" style:parent-style-name="Standard">
      <style:text-properties fo:font-weight="bold" officeooo:rsid="00923866" officeooo:paragraph-rsid="00923866" style:font-weight-asian="bold" style:font-weight-complex="bold"/>
    </style:style>
    <style:style style:name="P120" style:family="paragraph" style:parent-style-name="Standard">
      <style:text-properties fo:color="#3465a4" loext:opacity="100%" officeooo:rsid="0017f77b" officeooo:paragraph-rsid="0017f77b"/>
    </style:style>
    <style:style style:name="P121" style:family="paragraph" style:parent-style-name="Standard">
      <style:text-properties fo:color="#3465a4" loext:opacity="100%" officeooo:rsid="00158a4f" officeooo:paragraph-rsid="00158a4f"/>
    </style:style>
    <style:style style:name="P122" style:family="paragraph" style:parent-style-name="Standard">
      <style:text-properties fo:color="#3465a4" loext:opacity="100%" officeooo:rsid="00158a4f" officeooo:paragraph-rsid="00923866"/>
    </style:style>
    <style:style style:name="P123" style:family="paragraph" style:parent-style-name="Standard">
      <style:text-properties fo:color="#3465a4" loext:opacity="100%" officeooo:rsid="00923866" officeooo:paragraph-rsid="00923866"/>
    </style:style>
    <style:style style:name="P124" style:family="paragraph" style:parent-style-name="Standard">
      <style:text-properties fo:color="#3465a4" loext:opacity="100%" officeooo:rsid="0094174a" officeooo:paragraph-rsid="0094174a"/>
    </style:style>
    <style:style style:name="P125" style:family="paragraph" style:parent-style-name="Standard">
      <style:text-properties fo:color="#3465a4" loext:opacity="100%" fo:font-weight="normal" officeooo:rsid="00ac9e3f" officeooo:paragraph-rsid="00ac9e3f" style:font-weight-asian="normal" style:font-weight-complex="normal"/>
    </style:style>
    <style:style style:name="P126" style:family="paragraph" style:parent-style-name="Standard">
      <style:text-properties fo:font-weight="normal" officeooo:rsid="003aa96a" officeooo:paragraph-rsid="003aa96a" style:font-weight-asian="normal" style:font-weight-complex="normal"/>
    </style:style>
    <style:style style:name="P127" style:family="paragraph" style:parent-style-name="Standard">
      <style:text-properties fo:font-weight="normal" officeooo:rsid="00923866" officeooo:paragraph-rsid="00923866" style:font-weight-asian="normal" style:font-weight-complex="normal"/>
    </style:style>
    <style:style style:name="P128" style:family="paragraph" style:parent-style-name="Standard">
      <style:paragraph-properties style:line-height-at-least="0.402cm"/>
      <style:text-properties fo:color="#d4d4d4" loext:opacity="100%" fo:font-size="10pt" fo:background-color="#1e1e1e" style:font-size-asian="10pt" style:font-size-complex="10pt"/>
    </style:style>
    <style:style style:name="P129" style:family="paragraph" style:parent-style-name="Standard">
      <style:paragraph-properties style:line-height-at-least="0.402cm"/>
      <style:text-properties fo:color="#d4d4d4" loext:opacity="100%" style:font-name="Consolas" fo:font-size="12pt" fo:font-weight="normal" officeooo:rsid="0067c917" officeooo:paragraph-rsid="0067c917" fo:background-color="#1e1e1e" style:font-size-asian="12pt" style:font-weight-asian="bold" style:font-size-complex="12pt" style:font-weight-complex="bold"/>
    </style:style>
    <style:style style:name="P130" style:family="paragraph" style:parent-style-name="Standard">
      <style:paragraph-properties style:line-height-at-least="0.402cm"/>
      <style:text-properties fo:color="#d4d4d4" loext:opacity="100%" style:font-name="Consolas" fo:font-size="12pt" fo:font-weight="normal" fo:background-color="#1e1e1e" style:font-size-asian="12pt" style:font-size-complex="12pt"/>
    </style:style>
    <style:style style:name="P131" style:family="paragraph" style:parent-style-name="Standard">
      <style:paragraph-properties style:line-height-at-least="0.402cm"/>
      <style:text-properties fo:color="#d4d4d4" loext:opacity="100%" style:font-name="Consolas" fo:font-size="12pt" fo:font-weight="normal" officeooo:rsid="0065b05a" officeooo:paragraph-rsid="0065b05a" fo:background-color="#1e1e1e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style:line-height-at-least="0.402cm"/>
      <style:text-properties fo:color="#d4d4d4" loext:opacity="100%" style:font-name="Consolas" fo:font-size="12pt" fo:font-weight="normal" officeooo:rsid="0071c629" officeooo:paragraph-rsid="0071c629" fo:background-color="#1e1e1e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style:line-height-at-least="0.402cm"/>
      <style:text-properties fo:color="#d4d4d4" loext:opacity="100%" fo:font-size="12pt" fo:background-color="#1e1e1e" style:font-size-asian="12pt" style:font-size-complex="12pt"/>
    </style:style>
    <style:style style:name="P134" style:family="paragraph" style:parent-style-name="Standard">
      <style:paragraph-properties style:line-height-at-least="0.402cm"/>
      <style:text-properties fo:font-size="10pt" style:font-size-asian="10pt" style:font-size-complex="10pt"/>
    </style:style>
    <style:style style:name="P135" style:family="paragraph" style:parent-style-name="Standard">
      <style:paragraph-properties style:line-height-at-least="0.402cm"/>
      <style:text-properties fo:color="#111111" loext:opacity="100%" style:font-name="Consolas" fo:font-size="12pt" fo:font-weight="normal" officeooo:rsid="0065b05a" officeooo:paragraph-rsid="0065b05a" fo:background-color="#1e1e1e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style:line-height-at-least="0.402cm"/>
      <style:text-properties fo:font-size="12pt" style:font-size-asian="12pt" style:font-size-complex="12pt"/>
    </style:style>
    <style:style style:name="P137" style:family="paragraph" style:parent-style-name="Standard">
      <style:text-properties officeooo:rsid="00158a4f" officeooo:paragraph-rsid="00923866"/>
    </style:style>
    <style:style style:name="P138" style:family="paragraph" style:parent-style-name="Standard">
      <style:text-properties officeooo:rsid="00158a4f" officeooo:paragraph-rsid="00158a4f"/>
    </style:style>
    <style:style style:name="P139" style:family="paragraph" style:parent-style-name="Standard">
      <style:paragraph-properties style:line-height-at-least="0.402cm"/>
      <style:text-properties fo:color="#6a9955" loext:opacity="100%" style:font-name="Consolas" fo:font-size="12pt" fo:font-weight="normal" officeooo:rsid="00317db7" officeooo:paragraph-rsid="00317db7" fo:background-color="#1e1e1e" style:font-size-asian="12pt" style:font-weight-asian="bold" style:font-size-complex="12pt" style:font-weight-complex="bold"/>
    </style:style>
    <style:style style:name="P140" style:family="paragraph" style:parent-style-name="Standard">
      <style:paragraph-properties style:line-height-at-least="0.402cm"/>
      <style:text-properties fo:color="#6a9955" loext:opacity="100%" style:font-name="Consolas" fo:font-size="12pt" fo:font-weight="normal" fo:background-color="#1e1e1e" style:font-size-asian="12pt" style:font-size-complex="12pt"/>
    </style:style>
    <style:style style:name="P141" style:family="paragraph" style:parent-style-name="Standard" style:list-style-name="L1">
      <style:paragraph-properties style:line-height-at-least="0.402cm"/>
      <style:text-properties officeooo:paragraph-rsid="0081213c"/>
    </style:style>
    <style:style style:name="P142" style:family="paragraph" style:parent-style-name="Standard" style:list-style-name="L1">
      <style:paragraph-properties style:line-height-at-least="0.402cm"/>
      <style:text-properties fo:color="#000000" loext:opacity="100%" style:font-name="Liberation Serif" fo:font-size="12pt" fo:font-weight="bold" officeooo:rsid="0081213c" officeooo:paragraph-rsid="0081213c" fo:background-color="transparent" style:font-size-asian="10.5pt" style:font-weight-asian="bold" style:font-size-complex="12pt" style:font-weight-complex="bold"/>
    </style:style>
    <style:style style:name="P143" style:family="paragraph">
      <loext:graphic-properties draw:fill="none" draw:fill-color="#ffffff"/>
      <style:paragraph-properties style:writing-mode="lr-tb"/>
      <style:text-properties fo:color="#000000" loext:opacity="100%" style:font-name="Liberation Serif" fo:font-size="12pt"/>
    </style:style>
    <style:style style:name="P144" style:family="paragraph">
      <style:paragraph-properties fo:text-align="center"/>
    </style:style>
    <style:style style:name="P145" style:family="paragraph">
      <loext:graphic-properties draw:fill="none" draw:fill-color="#ffffff"/>
      <style:paragraph-properties fo:text-align="center" style:writing-mode="lr-tb"/>
    </style:style>
    <style:style style:name="P146" style:family="paragraph">
      <loext:graphic-properties draw:fill="none" draw:fill-color="#ffffff"/>
      <style:paragraph-properties style:writing-mode="lr-tb"/>
    </style:style>
    <style:style style:name="P147" style:family="paragraph">
      <loext:graphic-properties draw:fill-color="#ee5151"/>
    </style:style>
    <style:style style:name="P148" style:family="paragraph">
      <loext:graphic-properties draw:fill="none" draw:fill-color="#ffffff"/>
      <style:paragraph-properties style:writing-mode="lr-tb"/>
      <style:text-properties fo:color="#ffffff" loext:opacity="100%" fo:font-weight="bold" style:font-weight-asian="bold" style:font-weight-complex="bold"/>
    </style:style>
    <style:style style:name="T1" style:family="text">
      <style:text-properties style:font-name="Consolas" fo:font-weight="normal"/>
    </style:style>
    <style:style style:name="T2" style:family="text">
      <style:text-properties style:font-name="Consolas" fo:background-color="transparent" loext:char-shading-value="0" style:font-size-asian="12pt" style:font-size-complex="12pt"/>
    </style:style>
    <style:style style:name="T3" style:family="text">
      <style:text-properties fo:color="#3465a4" loext:opacity="100%"/>
    </style:style>
    <style:style style:name="T4" style:family="text">
      <style:text-properties fo:color="#3465a4" loext:opacity="100%" style:font-name="Consolas" fo:font-weight="normal"/>
    </style:style>
    <style:style style:name="T5" style:family="text">
      <style:text-properties fo:color="#3465a4" loext:opacity="100%" officeooo:rsid="0017f77b"/>
    </style:style>
    <style:style style:name="T6" style:family="text">
      <style:text-properties fo:color="#e6e905" loext:opacity="100%" style:font-name="Consolas" fo:font-weight="normal"/>
    </style:style>
    <style:style style:name="T7" style:family="text">
      <style:text-properties fo:color="#000000" loext:opacity="100%" style:font-name="Liberation Serif" fo:font-size="12pt" fo:font-weight="bold" officeooo:rsid="0081213c" fo:background-color="transparent" loext:char-shading-value="0" style:font-size-asian="10.5pt" style:font-weight-asian="bold" style:font-size-complex="12pt" style:font-weight-complex="bold"/>
    </style:style>
    <style:style style:name="T8" style:family="text">
      <style:text-properties fo:color="#000000" loext:opacity="100%" style:font-name="Liberation Serif" fo:font-size="12pt" fo:font-weight="normal" officeooo:rsid="0081213c" fo:background-color="transparent" loext:char-shading-value="0" style:font-size-asian="10.5pt" style:font-weight-asian="normal" style:font-size-complex="12pt" style:font-weight-complex="normal"/>
    </style:style>
    <style:style style:name="T9" style:family="text">
      <style:text-properties officeooo:rsid="001d6144" style:font-size-asian="10.5pt" style:font-weight-asian="normal" style:font-size-complex="12pt" style:font-weight-complex="normal"/>
    </style:style>
    <style:style style:name="T10" style:family="text">
      <style:text-properties officeooo:rsid="001d6144" fo:background-color="transparent" loext:char-shading-value="0" style:font-size-asian="12pt" style:font-weight-asian="normal" style:font-size-complex="12pt" style:font-weight-complex="normal"/>
    </style:style>
    <style:style style:name="T11" style:family="text">
      <style:text-properties fo:color="#069a2e" loext:opacity="100%" style:font-name="Consolas" fo:font-weight="normal"/>
    </style:style>
    <style:style style:name="T12" style:family="text">
      <style:text-properties officeooo:rsid="001f4b02"/>
    </style:style>
    <style:style style:name="T13" style:family="text">
      <style:text-properties officeooo:rsid="0020e584"/>
    </style:style>
    <style:style style:name="T14" style:family="text">
      <style:text-properties officeooo:rsid="00220af7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972eb7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325710" style:font-weight-asian="normal" style:font-weight-complex="normal"/>
    </style:style>
    <style:style style:name="T19" style:family="text">
      <style:text-properties fo:font-weight="normal" officeooo:rsid="00346d85" style:font-weight-asian="normal" style:font-weight-complex="normal"/>
    </style:style>
    <style:style style:name="T20" style:family="text">
      <style:text-properties fo:font-weight="normal" officeooo:rsid="003942fb" style:font-weight-asian="normal" style:font-weight-complex="normal"/>
    </style:style>
    <style:style style:name="T21" style:family="text">
      <style:text-properties fo:font-weight="normal" officeooo:rsid="00397472" style:font-weight-asian="normal" style:font-weight-complex="normal"/>
    </style:style>
    <style:style style:name="T22" style:family="text">
      <style:text-properties fo:font-weight="normal" officeooo:rsid="003aa96a" style:font-weight-asian="normal" style:font-weight-complex="normal"/>
    </style:style>
    <style:style style:name="T23" style:family="text">
      <style:text-properties fo:font-weight="normal" officeooo:rsid="005b2f06" style:font-weight-asian="normal" style:font-weight-complex="normal"/>
    </style:style>
    <style:style style:name="T24" style:family="text">
      <style:text-properties fo:font-weight="normal" officeooo:rsid="005dd1b4" style:font-weight-asian="normal" style:font-weight-complex="normal"/>
    </style:style>
    <style:style style:name="T25" style:family="text">
      <style:text-properties fo:font-weight="normal" officeooo:rsid="005fcc01" style:font-weight-asian="normal" style:font-weight-complex="normal"/>
    </style:style>
    <style:style style:name="T26" style:family="text">
      <style:text-properties fo:font-weight="normal" officeooo:rsid="007181f0" style:font-weight-asian="normal" style:font-weight-complex="normal"/>
    </style:style>
    <style:style style:name="T27" style:family="text">
      <style:text-properties fo:font-weight="normal" officeooo:rsid="0082828c" style:font-weight-asian="normal" style:font-weight-complex="normal"/>
    </style:style>
    <style:style style:name="T28" style:family="text">
      <style:text-properties fo:font-weight="normal" officeooo:rsid="008288dc" style:font-weight-asian="normal" style:font-weight-complex="normal"/>
    </style:style>
    <style:style style:name="T29" style:family="text">
      <style:text-properties fo:font-weight="normal" officeooo:rsid="00862d67" style:font-weight-asian="normal" style:font-weight-complex="normal"/>
    </style:style>
    <style:style style:name="T30" style:family="text">
      <style:text-properties fo:font-weight="normal" officeooo:rsid="008caa8d" style:font-weight-asian="normal" style:font-weight-complex="normal"/>
    </style:style>
    <style:style style:name="T31" style:family="text">
      <style:text-properties fo:font-weight="normal" fo:background-color="#ff0000" loext:char-shading-value="0" style:font-weight-asian="normal" style:font-weight-complex="normal"/>
    </style:style>
    <style:style style:name="T32" style:family="text">
      <style:text-properties officeooo:rsid="003aa96a"/>
    </style:style>
    <style:style style:name="T33" style:family="text">
      <style:text-properties officeooo:rsid="0044a4ee"/>
    </style:style>
    <style:style style:name="T34" style:family="text">
      <style:text-properties officeooo:rsid="0044ffc8"/>
    </style:style>
    <style:style style:name="T35" style:family="text">
      <style:text-properties officeooo:rsid="004c98c4"/>
    </style:style>
    <style:style style:name="T36" style:family="text">
      <style:text-properties officeooo:rsid="004ea86b"/>
    </style:style>
    <style:style style:name="T37" style:family="text">
      <style:text-properties fo:color="#808080" loext:opacity="100%" style:font-name="Consolas" fo:font-size="10pt" fo:background-color="#1e1e1e" loext:char-shading-value="0" style:font-size-asian="10pt" style:font-size-complex="10pt"/>
    </style:style>
    <style:style style:name="T38" style:family="text">
      <style:text-properties fo:color="#808080" loext:opacity="100%" style:font-name="Consolas" fo:font-weight="normal"/>
    </style:style>
    <style:style style:name="T39" style:family="text">
      <style:text-properties fo:color="#569cd6" loext:opacity="100%"/>
    </style:style>
    <style:style style:name="T40" style:family="text">
      <style:text-properties fo:color="#569cd6" loext:opacity="100%" style:font-name="Consolas" fo:font-size="10pt" fo:background-color="#1e1e1e" loext:char-shading-value="0" style:font-size-asian="10pt" style:font-size-complex="10pt"/>
    </style:style>
    <style:style style:name="T41" style:family="text">
      <style:text-properties fo:color="#569cd6" loext:opacity="100%" style:font-name="Consolas" fo:font-weight="normal"/>
    </style:style>
    <style:style style:name="T42" style:family="text">
      <style:text-properties fo:color="#569cd6" loext:opacity="100%" style:font-weight-asian="normal" style:font-weight-complex="normal"/>
    </style:style>
    <style:style style:name="T43" style:family="text">
      <style:text-properties fo:color="#d4d4d4" loext:opacity="100%" style:font-name="Consolas" fo:font-size="10pt" fo:background-color="#1e1e1e" loext:char-shading-value="0" style:font-size-asian="10pt" style:font-size-complex="10pt"/>
    </style:style>
    <style:style style:name="T44" style:family="text">
      <style:text-properties fo:color="#9cdcfe" loext:opacity="100%"/>
    </style:style>
    <style:style style:name="T45" style:family="text">
      <style:text-properties fo:color="#9cdcfe" loext:opacity="100%" style:font-name="Consolas" fo:font-size="10pt" fo:background-color="#1e1e1e" loext:char-shading-value="0" style:font-size-asian="10pt" style:font-size-complex="10pt"/>
    </style:style>
    <style:style style:name="T46" style:family="text">
      <style:text-properties fo:color="#9cdcfe" loext:opacity="100%" style:font-name="Consolas" fo:font-weight="normal"/>
    </style:style>
    <style:style style:name="T47" style:family="text">
      <style:text-properties fo:color="#9cdcfe" loext:opacity="100%" style:font-weight-asian="normal" style:font-weight-complex="normal"/>
    </style:style>
    <style:style style:name="T48" style:family="text">
      <style:text-properties fo:color="#ce9178" loext:opacity="100%" style:font-name="Consolas" fo:font-size="10pt" fo:background-color="#1e1e1e" loext:char-shading-value="0" style:font-size-asian="10pt" style:font-size-complex="10pt"/>
    </style:style>
    <style:style style:name="T49" style:family="text">
      <style:text-properties fo:color="#ce9178" loext:opacity="100%" style:font-name="Consolas" fo:font-weight="normal"/>
    </style:style>
    <style:style style:name="T50" style:family="text">
      <style:text-properties fo:color="#dcdcaa" loext:opacity="100%"/>
    </style:style>
    <style:style style:name="T51" style:family="text">
      <style:text-properties fo:color="#dcdcaa" loext:opacity="100%" style:font-name="Consolas" fo:font-size="10pt" fo:background-color="#1e1e1e" loext:char-shading-value="0" style:font-size-asian="10pt" style:font-size-complex="10pt"/>
    </style:style>
    <style:style style:name="T52" style:family="text">
      <style:text-properties fo:color="#dcdcaa" loext:opacity="100%" style:font-name="Consolas" fo:font-weight="normal"/>
    </style:style>
    <style:style style:name="T53" style:family="text">
      <style:text-properties officeooo:rsid="004ea86b" style:font-size-asian="12pt" style:font-weight-asian="normal" style:font-size-complex="12pt" style:font-weight-complex="normal"/>
    </style:style>
    <style:style style:name="T54" style:family="text">
      <style:text-properties officeooo:rsid="00532fed" style:font-size-asian="12pt" style:font-weight-asian="normal" style:font-size-complex="12pt" style:font-weight-complex="normal"/>
    </style:style>
    <style:style style:name="T55" style:family="text">
      <style:text-properties officeooo:rsid="0051c846"/>
    </style:style>
    <style:style style:name="T56" style:family="text">
      <style:text-properties officeooo:rsid="00532fed"/>
    </style:style>
    <style:style style:name="T57" style:family="text">
      <style:text-properties officeooo:rsid="00541390"/>
    </style:style>
    <style:style style:name="T58" style:family="text">
      <style:text-properties officeooo:rsid="005b2f06"/>
    </style:style>
    <style:style style:name="T59" style:family="text">
      <style:text-properties style:text-underline-style="none" fo:font-weight="normal" style:font-weight-asian="normal" style:font-weight-complex="normal"/>
    </style:style>
    <style:style style:name="T60" style:family="text">
      <style:text-properties style:text-underline-style="none" officeooo:rsid="005ea445"/>
    </style:style>
    <style:style style:name="T61" style:family="text">
      <style:text-properties officeooo:rsid="005fcc01"/>
    </style:style>
    <style:style style:name="T62" style:family="text">
      <style:text-properties fo:color="#c586c0" loext:opacity="100%" style:font-weight-asian="normal" style:font-weight-complex="normal"/>
    </style:style>
    <style:style style:name="T63" style:family="text">
      <style:text-properties fo:color="#c586c0" loext:opacity="100%" style:font-name="Consolas" fo:font-weight="normal"/>
    </style:style>
    <style:style style:name="T64" style:family="text">
      <style:text-properties style:font-weight-asian="normal" style:font-weight-complex="normal"/>
    </style:style>
    <style:style style:name="T65" style:family="text">
      <style:text-properties fo:color="#b5cea8" loext:opacity="100%"/>
    </style:style>
    <style:style style:name="T66" style:family="text">
      <style:text-properties fo:color="#b5cea8" loext:opacity="100%" style:font-weight-asian="normal" style:font-weight-complex="normal"/>
    </style:style>
    <style:style style:name="T67" style:family="text">
      <style:text-properties fo:color="#b5cea8" loext:opacity="100%" style:font-name="Consolas" fo:font-weight="normal"/>
    </style:style>
    <style:style style:name="T68" style:family="text">
      <style:text-properties officeooo:rsid="007181f0"/>
    </style:style>
    <style:style style:name="T69" style:family="text">
      <style:text-properties officeooo:rsid="00776d63"/>
    </style:style>
    <style:style style:name="T70" style:family="text">
      <style:text-properties officeooo:rsid="007a01bc"/>
    </style:style>
    <style:style style:name="T71" style:family="text">
      <style:text-properties officeooo:rsid="007b83bc"/>
    </style:style>
    <style:style style:name="T72" style:family="text">
      <style:text-properties officeooo:rsid="00862d67"/>
    </style:style>
    <style:style style:name="T73" style:family="text">
      <style:text-properties officeooo:rsid="008afb7d"/>
    </style:style>
    <style:style style:name="T74" style:family="text">
      <style:text-properties officeooo:rsid="0098fe02"/>
    </style:style>
    <style:style style:name="T75" style:family="text">
      <style:text-properties officeooo:rsid="0099b8bc"/>
    </style:style>
    <style:style style:name="T76" style:family="text">
      <style:text-properties officeooo:rsid="009b7f1d"/>
    </style:style>
    <style:style style:name="T77" style:family="text">
      <style:text-properties officeooo:rsid="009d7f94"/>
    </style:style>
    <style:style style:name="T78" style:family="text">
      <style:text-properties officeooo:rsid="00a993b4"/>
    </style:style>
    <style:style style:name="T79" style:family="text">
      <style:text-properties officeooo:rsid="00afb053"/>
    </style:style>
    <style:style style:name="T80" style:family="text">
      <style:text-properties officeooo:rsid="00b9ff5e"/>
    </style:style>
    <style:style style:name="T81" style:family="text">
      <style:text-properties fo:color="#000000" loext:opacity="100%" style:font-name="Liberation Serif" fo:font-size="12pt"/>
    </style:style>
    <style:style style:name="T82" style:family="text">
      <style:text-properties fo:color="#ffffff" loext:opacity="100%"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none" draw:fill-color="#ffffff" fo:min-height="1.8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000000" draw:fill="none" draw:fill-color="#ffffff" fo:min-height="1.6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356cm" fo:min-width="0.1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color="#000000" draw:fill="none" draw:fill-color="#ffffff" fo:min-height="1.1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5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0.261cm" fo:min-width="1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0.826cm" fo:min-width="0.1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textarea-horizontal-align="justify" draw:textarea-vertical-align="middle" draw:auto-grow-height="false" fo:min-height="0.647cm" fo:min-width="0.1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ee5151" draw:textarea-horizontal-align="justify" draw:textarea-vertical-align="middle" draw:auto-grow-height="false" fo:min-height="0.781cm" fo:min-width="2.796cm" style:run-through="foreground"/>
    </style:style>
    <style:style style:name="gr14" style:family="graphic">
      <style:graphic-properties draw:stroke="none" svg:stroke-color="#000000" draw:fill="none" draw:fill-color="#ffffff" fo:min-height="0.538cm" style:run-through="foreground"/>
      <style:paragraph-properties style:writing-mode="lr-tb"/>
    </style:style>
    <style:style style:name="gr15" style:family="graphic">
      <style:graphic-properties draw:fill-color="#ee5151" draw:textarea-horizontal-align="justify" draw:textarea-vertical-align="middle" draw:auto-grow-height="false" fo:min-height="0.781cm" fo:min-width="3.517cm" style:run-through="foreground"/>
    </style:style>
    <style:style style:name="gr16" style:family="graphic">
      <style:graphic-properties draw:stroke="none" svg:stroke-color="#000000" draw:fill="none" draw:fill-color="#ffffff" fo:min-height="0.975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Cada navegador tem seu próprio motor:</text:p>
      <text:p text:style-name="P1">- Chrome (V8)</text:p>
      <text:p text:style-name="P1">- Firefox (Spidermonkey)</text:p>
      <text:p text:style-name="P1">- Safari (Nitro)</text:p>
      <text:p text:style-name="P1">- Opera (Blink)</text:p>
      <text:p text:style-name="P1">- Edge (Chakra)</text:p>
      <text:p text:style-name="P2"/>
      <text:p text:style-name="P3">O NodeJS é uma máquina que roda JavaScript fora do Chrome. É o que proporciona utilizar o JavaScript para o lado do servidor também.</text:p>
      <text:p text:style-name="P3"/>
      <text:p text:style-name="P117">Comandos Node Js:</text:p>
      <text:p text:style-name="P117">Ctrl + L = <text:span text:style-name="T17">Limpar a tela.</text:span></text:p>
      <text:p text:style-name="P126"/>
      <text:p text:style-name="P4"/>
      <text:p text:style-name="P5">Frameworks que devo olhar depois de aprender JavaScript:</text:p>
      <text:p text:style-name="P5">- jQuery</text:p>
      <text:p text:style-name="P5">- Angular</text:p>
      <text:p text:style-name="P5">- React Native</text:p>
      <text:p text:style-name="P5">- Vue </text:p>
      <text:p text:style-name="P5">- Electron (para gráficos – WhatsApp Web, VS Code, Discord)</text:p>
      <text:p text:style-name="P5"/>
      <text:p text:style-name="P6">Primeiros scripts:</text:p>
      <text:p text:style-name="P7">&lt;<text:span text:style-name="T3">script</text:span>&gt;</text:p>
      <text:p text:style-name="P13">        <text:span text:style-name="T6">alert</text:span><text:span text:style-name="T1">('Hello World!')</text:span></text:p>
      <text:p text:style-name="P13">        <text:span text:style-name="T6">confirm</text:span><text:span text:style-name="T1">('Está gostando de JavaScript?')</text:span></text:p>
      <text:p text:style-name="P13">        <text:span text:style-name="T6">prompt</text:span><text:span text:style-name="T1">('Qual é o seu nome?')</text:span></text:p>
      <text:p text:style-name="P13">    <text:span text:style-name="T1">&lt;/</text:span><text:span text:style-name="T4">script</text:span><text:span text:style-name="T1">&gt;</text:span></text:p>
      <text:p text:style-name="P6"/>
      <text:p text:style-name="P116">Regras dos identificadores em JS:</text:p>
      <text:p text:style-name="P116">- Podem começar com letra, $ ou _.</text:p>
      <text:p text:style-name="P116">- Não podem começar com números.</text:p>
      <text:p text:style-name="P116">- É possível usar letras ou números.</text:p>
      <text:p text:style-name="P116">- É possível usar acentos e símbolos.</text:p>
      <text:p text:style-name="P116">- Não podem conter espaços.</text:p>
      <text:p text:style-name="P116">- Não podem ser palavras reservadas.</text:p>
      <text:p text:style-name="P116"/>
      <text:p text:style-name="P116"/>
      <text:p text:style-name="P104">Diferenças entre var, let e const.</text:p>
      <text:p text:style-name="P104"/>
      <text:p text:style-name="P90">var → <text:span text:style-name="T28">tem que ser inicializada no escopo da função. N</text:span><text:span text:style-name="T17">ão respeita o bloco, permite redeclaração </text:span><text:span text:style-name="T27">(declarar novo valor)</text:span><text:span text:style-name="T17"> e reatribuição.</text:span></text:p>
      <text:p text:style-name="P90"><text:span text:style-name="T72">l</text:span>et → <text:span text:style-name="T28">a variável é declarada no escopo da função, mas só inicializada posteriormente. R</text:span><text:span text:style-name="T17">espeita o bloco, permite a reatribuição</text:span><text:span text:style-name="T28"> (usar a variável novamente)</text:span><text:span text:style-name="T17">, mas não a redeclaração </text:span><text:span text:style-name="T27">(declarar novo valor)</text:span><text:span text:style-name="T17">. </text:span></text:p>
      <text:p text:style-name="P91">const → <text:span text:style-name="T28">a variável é declarada no escopo da função, mas só inicializada posteriormente. R</text:span><text:span text:style-name="T17">espeita o bloco e não permite reatribuição nem redeclaração.</text:span></text:p>
      <text:p text:style-name="P61"/>
      <text:p text:style-name="P92">Importante: <text:span text:style-name="T17">nunca declare variáveis sem o </text:span>var<text:span text:style-name="T17">, </text:span>let<text:span text:style-name="T17"> ou </text:span>const<text:span text:style-name="T17"> e evite a ut</text:span><text:span text:style-name="T29">i</text:span><text:span text:style-name="T17">lização de </text:span>var<text:span text:style-name="T17">.</text:span></text:p>
      <text:p text:style-name="P62"/>
      <text:p text:style-name="P116"/>
      <text:p text:style-name="P116"/>
      <text:p text:style-name="P118"/>
      <text:p text:style-name="P118"><text:soft-page-break/>Tipos Primitivos</text:p>
      <text:p text:style-name="P118"/>
      <text:p text:style-name="P119"><text:span text:style-name="T17">O</text:span> typeof <text:span text:style-name="T17">nos revela qual o tipo de dado.</text:span></text:p>
      <text:p text:style-name="P127"/>
      <text:p text:style-name="P137">Variáveis numéricas: </text:p>
      <text:p text:style-name="P137"><text:span text:style-name="T3">number</text:span> (JS não diferencia números entre Inteiro e Reais)</text:p>
      <text:p text:style-name="P138"><text:span text:style-name="T5">s</text:span><text:span text:style-name="T3">tring</text:span></text:p>
      <text:p text:style-name="P123">symbol</text:p>
      <text:p text:style-name="P124">object</text:p>
      <text:p text:style-name="P123">undefined</text:p>
      <text:p text:style-name="P121"/>
      <text:p text:style-name="P122">boolean: true, false. </text:p>
      <text:p text:style-name="P108">Cuidado com a coersão de tipo! <text:span text:style-name="T73">A coersão de tipo acontece quando um tipo de dado é utilizado em um contexto onde ele é convertido de forma implícita ou explícita.</text:span></text:p>
      <text:p text:style-name="P17"><text:span text:style-name="T73">Ex.: </text:span>let <text:span text:style-name="T17">condition = </text:span>new <text:span text:style-name="T17">Boolean (false)</text:span></text:p>
      <text:p text:style-name="P109">if(condition) {</text:p>
      <text:p text:style-name="P109"><text:tab/>console.log(“The condition is true”)</text:p>
      <text:p text:style-name="P109">} eles {</text:p>
      <text:p text:style-name="P109"><text:tab/>console.log(“The condition is false”)</text:p>
      <text:p text:style-name="P109">}</text:p>
      <text:p text:style-name="P109"/>
      <text:p text:style-name="P18"><text:span text:style-name="T17">Ele vai gravar: “The condition is true” no console. Por qu</text:span><text:span text:style-name="T30">ê</text:span><text:span text:style-name="T17">?</text:span></text:p>
      <text:p text:style-name="P18"><text:span text:style-name="T17">!!</text:span><text:span text:style-name="T30">0;</text:span></text:p>
      <text:p text:style-name="P110"><draw:frame text:anchor-type="paragraph" draw:z-index="20" draw:name="Moldura de texto 14" draw:style-name="gr4" draw:text-style-name="P146" svg:width="13.163cm" svg:height="1.616cm" svg:x="2.967cm" svg:y="0.321cm"><draw:text-box><text:p>Somente essas seis condições são <text:span text:style-name="T15">false </text:span><text:span text:style-name="T17">no JavaScript</text:span>. Todo o resto é true.</text:p><text:p>Portanto, no exemplo acima, o Boolean é verdadeiro porque trata-se de um objeto..</text:p></draw:text-box></draw:frame>!!NaN;</text:p>
      <text:p text:style-name="P110">!! “ ”;</text:p>
      <text:p text:style-name="P110">!!false;</text:p>
      <text:p text:style-name="P110">!!undefined;</text:p>
      <text:p text:style-name="P110">!!null;</text:p>
      <text:p text:style-name="P115"/>
      <text:p text:style-name="P115"/>
      <text:p text:style-name="P19">Operadores booleanos</text:p>
      <text:p text:style-name="P19"/>
      <text:p text:style-name="P111">0 == ‘’ =&gt; true</text:p>
      <text:p text:style-name="P112">0 == ‘0’ =&gt; true</text:p>
      <text:p text:style-name="P112">false == undefined =&gt; false</text:p>
      <text:p text:style-name="P112">false == null =&gt; false</text:p>
      <text:p text:style-name="P112">null == undefined =&gt; true</text:p>
      <text:p text:style-name="P112">1 == true =&gt; true</text:p>
      <text:p text:style-name="P112">0 == false =&gt; true</text:p>
      <text:p text:style-name="P112">0 == ‘\n’ =&gt; true</text:p>
      <text:p text:style-name="P112"/>
      <text:p text:style-name="P125">Exemplo de raciocínio lógico utilizando a linguagem e operadores booleanos:</text:p>
      <text:p text:style-name="P125">Inicialize com 1000, caso <text:span text:style-name="T15">max</text:span> seja <text:span text:style-name="T15">undefined</text:span>.</text:p>
      <text:p text:style-name="P125"/>
      <text:p text:style-name="P125"><draw:frame text:anchor-type="paragraph" draw:z-index="21" draw:name="Moldura de texto 15" draw:style-name="gr2" draw:text-style-name="P145" svg:width="3.329cm" svg:height="0.489cm" svg:x="0.889cm" svg:y="0.291cm"><draw:text-box><text:p text:style-name="P144">Forma n.1</text:p></draw:text-box></draw:frame><draw:frame text:anchor-type="paragraph" draw:z-index="22" draw:name="Moldura de texto 16" draw:style-name="gr2" draw:text-style-name="P145" svg:width="3.329cm" svg:height="0.489cm" svg:x="7.375cm" svg:y="0.291cm"><draw:text-box><text:p text:style-name="P144">Forma n.2</text:p></draw:text-box></draw:frame><draw:frame text:anchor-type="paragraph" draw:z-index="24" draw:name="Moldura de texto 18" draw:style-name="gr2" draw:text-style-name="P145" svg:width="3.329cm" svg:height="0.489cm" svg:x="14.053cm" svg:y="0.272cm"><draw:text-box><text:p text:style-name="P144">Forma n.3</text:p></draw:text-box></draw:frame></text:p>
      <text:p text:style-name="P125"/>
      <text:p text:style-name="P113"><draw:frame text:anchor-type="paragraph" draw:z-index="23" draw:name="Moldura de texto 17" draw:style-name="gr3" draw:text-style-name="P143" svg:width="5.677cm" svg:height="2.437cm" svg:x="6.623cm" svg:y="0.037cm"><draw:text-box><text:p><text:span text:style-name="T81">Function generateSerial(max) {</text:span></text:p><text:p><text:span text:style-name="T81"><text:tab/></text:span><text:span text:style-name="T81">if (max === undefined) {</text:span></text:p><text:p><text:span text:style-name="T81"><text:tab/></text:span><text:span text:style-name="T81"><text:tab/></text:span><text:span text:style-name="T81">max = 1000</text:span></text:p><text:p><text:span text:style-name="T81"><text:tab/></text:span><text:span text:style-name="T81">}</text:span></text:p><text:p><text:span text:style-name="T81">}</text:span></text:p></draw:text-box></draw:frame><draw:frame text:anchor-type="paragraph" draw:z-index="25" draw:name="Moldura de texto 19" draw:style-name="gr3" draw:text-style-name="P143" svg:width="5.677cm" svg:height="2.437cm" svg:x="13.012cm" svg:y="0.018cm"><draw:text-box><text:p><text:span text:style-name="T81">Function generateSerial(max) {</text:span></text:p><text:p><text:span text:style-name="T81"><text:tab/></text:span><text:span text:style-name="T81">if (!max) {</text:span></text:p><text:p><text:span text:style-name="T81"><text:tab/></text:span><text:span text:style-name="T81"><text:tab/></text:span><text:span text:style-name="T81">max = 1000</text:span></text:p><text:p><text:span text:style-name="T81"><text:tab/></text:span><text:span text:style-name="T81">}</text:span></text:p><text:p><text:span text:style-name="T81">}</text:span></text:p></draw:text-box></draw:frame><text:span text:style-name="T79">f</text:span>unction generateSerial(max) {</text:p>
      <text:p text:style-name="P113"><text:tab/>if (max == undefined) {</text:p>
      <text:p text:style-name="P113"><text:tab/><text:tab/>max = 1000</text:p>
      <text:p text:style-name="P113"><text:tab/>}</text:p>
      <text:p text:style-name="P113">}</text:p>
      <text:p text:style-name="P120"/>
      <text:p text:style-name="P120"><draw:frame text:anchor-type="paragraph" draw:z-index="26" draw:name="Moldura de texto 20" draw:style-name="gr2" draw:text-style-name="P145" svg:width="3.329cm" svg:height="0.489cm" svg:x="1.007cm" svg:y="-0.734cm"><draw:text-box><text:p text:style-name="P144">Forma n.4</text:p></draw:text-box></draw:frame><draw:frame text:anchor-type="paragraph" draw:z-index="27" draw:name="Moldura de texto 21" draw:style-name="gr1" draw:text-style-name="P143" svg:width="5.677cm" svg:height="1.816cm" svg:x="-0.034cm" svg:y="0.032cm"><draw:text-box><text:p><text:span text:style-name="T81">Function generateSerial(max) {</text:span></text:p><text:p><text:span text:style-name="T81"><text:tab/></text:span><text:span text:style-name="T81">max = max || 1000</text:span></text:p><text:p><text:span text:style-name="T81">}</text:span></text:p></draw:text-box></draw:frame><text:soft-page-break/></text:p>
      <text:p text:style-name="P120"/>
      <text:p text:style-name="P120"/>
      <text:p text:style-name="P16"/>
      <text:p text:style-name="P16"/>
      <text:p text:style-name="P16">Concatenação:</text:p>
      <text:p text:style-name="P16"/>
      <text:p text:style-name="P9">&lt;script&gt;</text:p>
      <text:p text:style-name="P13">        <text:span text:style-name="T1">var nome = prompt('Qual é o seu nome?')</text:span></text:p>
      <text:p text:style-name="P13">        <text:span text:style-name="T1">alert('É um grande prazer em te conhecer, ' + nome)</text:span></text:p>
      <text:p text:style-name="P8">&lt;/script&gt;</text:p>
      <text:p text:style-name="P14"><text:span text:style-name="T9">Exemplo:</text:span><text:span text:style-name="T10"> </text:span><text:span text:style-name="T2">&lt;script&gt;</text:span></text:p>
      <text:p text:style-name="P13">       <text:span text:style-name="T1">var n1 = prompt('Digite um número: ') </text:span><text:span text:style-name="T11">// String</text:span></text:p>
      <text:p text:style-name="P13">       <text:span text:style-name="T1">var n2 = prompt('Digite outro número: ')</text:span><text:span text:style-name="T11">// String</text:span></text:p>
      <text:p text:style-name="P13">       <text:span text:style-name="T1">var s = n1 + n2</text:span></text:p>
      <text:p text:style-name="P13">       <text:span text:style-name="T1">alert('A soma entre n1 e n2 é '+ s) </text:span><text:span text:style-name="T11">// o sinal de + é concatenação.</text:span></text:p>
      <text:p text:style-name="P13">       <text:span text:style-name="T11">// Isso porque o comando prompt retorna uma string.</text:span></text:p>
      <text:p text:style-name="P13">    <text:span text:style-name="T1">&lt;/script&gt;</text:span></text:p>
      <text:p text:style-name="P15">Para converter para número inteiro, utilizamos:</text:p>
      <text:p text:style-name="P15">parseInt(n)</text:p>
      <text:p text:style-name="P10">var n1 = parseInt(prompt('Digite um número: '))</text:p>
      <text:p text:style-name="P15"/>
      <text:p text:style-name="P15">Para converter para número Real, utilizamos:</text:p>
      <text:p text:style-name="P15">parseFloat(n)</text:p>
      <text:p text:style-name="P10">var n2 = parseFloat(prompt('Digite outro número: '))</text:p>
      <text:p text:style-name="P10"/>
      <text:p text:style-name="P20">Ou podemos simplificar fazendo o JavaScript decidir:</text:p>
      <text:p text:style-name="P20">Number(prompt(‘Digite um número’))</text:p>
      <text:p text:style-name="P20"/>
      <text:p text:style-name="P24">Para ajustar as casas decimais de um número:</text:p>
      <text:p text:style-name="P24">var n1 = 1545.2</text:p>
      <text:p text:style-name="P24">n1.<text:span text:style-name="T15">toFixed(2)</text:span></text:p>
      <text:p text:style-name="P24">1545.20</text:p>
      <text:p text:style-name="P20"/>
      <text:p text:style-name="P24">n1.toLocaleString(‘pt -BR’, {style: ‘currency’, currency: ‘BRL’})</text:p>
      <text:p text:style-name="P20"/>
      <text:p text:style-name="P68">Para converter para String:</text:p>
      <text:p text:style-name="P20">String(n)</text:p>
      <text:p text:style-name="P20">n.toString()</text:p>
      <text:p text:style-name="P20"/>
      <text:p text:style-name="P69">Template String:</text:p>
      <text:p text:style-name="P21">alert(`A soma entre ${n1} e ${n2} é ${s}`)</text:p>
      <text:p text:style-name="P21">Utilizamos crase no começo e no final. <text:span text:style-name="T13">C</text:span><text:span text:style-name="T12">ifrão e chaves.</text:span></text:p>
      <text:p text:style-name="P11">&lt;script&gt;</text:p>
      <text:p text:style-name="P114">        <text:span text:style-name="T1">var nome = prompt("Qual é o seu nome?")</text:span></text:p>
      <text:p text:style-name="P114">        <text:span text:style-name="T1">document.write(`Olá, &lt;strong&gt;</text:span><text:span text:style-name="T4">${nome}</text:span><text:span text:style-name="T1">&lt;/strong&gt;! Seu nome tem </text:span><text:span text:style-name="T4">${nome.length}</text:span><text:span text:style-name="T1"> letras.&lt;br&gt;`)</text:span></text:p>
      <text:p text:style-name="P114">        <text:span text:style-name="T1">document.write(`Seu nome em maiúsculas é </text:span><text:span text:style-name="T4">${nome.toUpperCase</text:span><text:span text:style-name="T1">()}.&lt;br&gt;`)</text:span></text:p>
      <text:p text:style-name="P114">        <text:span text:style-name="T1">document.write(`Seu nome em minúsculas é </text:span><text:span text:style-name="T4">${nome.toLowerCase</text:span><text:span text:style-name="T1">()}.`)</text:span></text:p>
      <text:p text:style-name="P12">&lt;/script&gt;</text:p>
      <text:p text:style-name="P23"/>
      <text:p text:style-name="P23"/>
      <text:p text:style-name="P23"/>
      <text:p text:style-name="P23"/>
      <text:p text:style-name="P80"><text:soft-page-break/>STRING API </text:p>
      <text:p text:style-name="P80"/>
      <text:p text:style-name="P22">“<text:span text:style-name="T76">Javascript”</text:span>.<text:span text:style-name="T15">length</text:span> <text:s text:c="2"/>// quantos caracteres a string tem. <text:span text:style-name="T76">R - 10</text:span></text:p>
      <text:p text:style-name="P46"><text:span text:style-name="T16">i</text:span><text:span text:style-name="T15">ndexOf</text:span><text:tab/><text:tab/>// retorna a primeira posição encontrada no caractere passsado por parâmetro.</text:p>
      <text:p text:style-name="P46"><text:span text:style-name="T15">lastIndexOf</text:span><text:tab/><text:tab/>// retorna a última posição...</text:p>
      <text:p text:style-name="P22">“<text:span text:style-name="T77">JavaScript”</text:span>.<text:span text:style-name="T15">toUpperCase</text:span><text:span text:style-name="T14">( )</text:span> <text:s text:c="2"/>// tudo para <text:span text:style-name="T77">m</text:span>aiúsculas. <text:s/><text:span text:style-name="T77">R - “JAVASCRIPT”</text:span></text:p>
      <text:p text:style-name="P23">“<text:span text:style-name="T77">JavaScript”</text:span>.<text:span text:style-name="T15">toLowerCase</text:span>( ) <text:tab/>// tudo para <text:span text:style-name="T77">m</text:span>inúsculas. <text:span text:style-name="T77">R – “javascript” </text:span></text:p>
      <text:p text:style-name="P23"/>
      <text:p text:style-name="P47"><text:span text:style-name="T15">charAt</text:span>: <text:tab/><text:tab/>// retorna o caractere na posição passad<text:span text:style-name="T74">a</text:span> por parâmetro.</text:p>
      <text:p text:style-name="P47"><text:tab/><text:tab/><text:tab/><text:span text:style-name="T74">Ex.: “JavaScript”.charAt(1) </text:span></text:p>
      <text:p text:style-name="P47"><text:tab/><text:tab/><text:tab/>‘<text:span text:style-name="T74">a’ (Ou seja, dessa string, me passe o valor existente na posição 1.</text:span></text:p>
      <text:p text:style-name="P47"/>
      <text:p text:style-name="P47"><text:span text:style-name="T15">charCodeAt</text:span><text:tab/><text:tab/>// retorna o código com base na posição passada por parâmetro.</text:p>
      <text:p text:style-name="P48"><text:tab/><text:tab/><text:tab/><text:span text:style-name="T74">Ex.: “JavaScript”.charCodeAt(1) </text:span></text:p>
      <text:p text:style-name="P50"><text:tab/><text:tab/><text:tab/>97 <text:span text:style-name="T75">(o código de a)</text:span></text:p>
      <text:p text:style-name="P50"/>
      <text:p text:style-name="P47"><text:span text:style-name="T15">fromCharCode</text:span> <text:tab/>// retorna um caractere com base no código passado por parâmetro.</text:p>
      <text:p text:style-name="P49"><text:tab/><text:tab/><text:tab/><text:span text:style-name="T74">Ex.: “JavaScript”.</text:span><text:span text:style-name="T75">from</text:span><text:span text:style-name="T74">charCode(</text:span><text:span text:style-name="T75">97</text:span><text:span text:style-name="T74">) </text:span></text:p>
      <text:p text:style-name="P49"><text:tab/><text:tab/><text:tab/><text:span text:style-name="T75">a</text:span></text:p>
      <text:p text:style-name="P49"/>
      <text:p text:style-name="P51"><text:span text:style-name="T15">includes</text:span><text:tab/><text:tab/>// retorna verdadeiro se a String contém a String passada por parâmetro.</text:p>
      <text:p text:style-name="P51"><text:tab/><text:tab/><text:tab/>Ex.: “JavaScript”.includes(“Java”) true</text:p>
      <text:p text:style-name="P51"><text:span text:style-name="T15">startsWith</text:span><text:tab/><text:tab/>// retorna verdadeiro se a String inicia com a String passada por parâmetro.</text:p>
      <text:p text:style-name="P51"><text:tab/><text:tab/><text:tab/>Ex.: “JavaScript”. startsWith(“R”) true</text:p>
      <text:p text:style-name="P51"><text:span text:style-name="T15">endsWith</text:span><text:tab/><text:tab/>// retorna verdadeiro se a String termina com a String passada por parêmetro.</text:p>
      <text:p text:style-name="P51"><text:tab/><text:tab/><text:tab/>Ex.: “JavaScript”.endsWith(“script”) true</text:p>
      <text:p text:style-name="P23"/>
      <text:p text:style-name="P93">slice<text:tab/><text:span text:style-name="T17">retorna uma parte da String que está invocando a função iniciando na posição passada no primeiro parâmetro até a posição final passada no segundo parâmetro, ou da posição passada no primeiro parâmetro até o fim, caso o segundo parâmetro não seja informado.</text:span></text:p>
      <text:p text:style-name="P93"/>
      <text:p text:style-name="P93">split<text:tab/><text:span text:style-name="T17">retorna um array contendo o resultado da divisão da String original de acordo com o critério passado por parâmetro.</text:span></text:p>
      <text:p text:style-name="P93"/>
      <text:p text:style-name="P93">substring<text:tab/><text:span text:style-name="T17">similar ao slice, não aceita valores negativos como parâmetro e permite a inversão dos parâmetros.</text:span></text:p>
      <text:p text:style-name="P99"/>
      <text:p text:style-name="P99"/>
      <text:p text:style-name="P139">//Para fazer uma declaração entre aspas dentro de uma string, precisamos colocar o trecho entre barras invertidas no início e antes do fechamento das a<text:span text:style-name="T78">s</text:span>pas. Ex.: \"vulgo Alemão\"</text:p>
      <text:p text:style-name="P136"/>
      <text:p text:style-name="P140">//Para quebrar a linha dentro de uma string, utilizamos mais uma barra invertida antes do n. Ex.: \\n</text:p>
      <text:p text:style-name="P99"/>
      <text:p text:style-name="P99"/>
      <text:p text:style-name="P99">Operadores</text:p>
      <text:p text:style-name="P99"/>
      <text:p text:style-name="P82">aritméticos: <text:span text:style-name="T18">+, -, *, /, % (resto da divisão inteira), ** (potência).</text:span></text:p>
      <text:p text:style-name="P85"><text:span text:style-name="T19">o</text:span><text:span text:style-name="T17">rdem de precedência: ( ) =&gt; ** =&gt; * <text:s/>/ <text:s/>% =&gt; + -</text:span></text:p>
      <text:p text:style-name="P82"/>
      <text:p text:style-name="P83"><text:soft-page-break/>atribuição: <text:span text:style-name="T20">++, –, +=, -=, </text:span><text:span text:style-name="T21">= (recebe)</text:span></text:p>
      <text:p text:style-name="P83"/>
      <text:p text:style-name="P84">relacionais: <text:span text:style-name="T17">&lt;, &gt;, &lt;</text:span><text:span text:style-name="T20">=, &gt;=, ==, !=</text:span></text:p>
      <text:p text:style-name="P84"/>
      <text:p text:style-name="P84"/>
      <text:p text:style-name="P84">lógicos: !<text:span text:style-name="T17"> </text:span><text:span text:style-name="T22">Negação; </text:span><text:span text:style-name="T32">&amp;&amp;</text:span><text:span text:style-name="T22"> conjunção (e); </text:span><text:span text:style-name="T32">||</text:span><text:span text:style-name="T22"> disjunção (ou);</text:span></text:p>
      <text:p text:style-name="P86"><text:span text:style-name="T22">E</text:span><text:span text:style-name="T17">x.: <text:tab/>!true =&gt; false<text:line-break/><text:tab/>!false =&gt; true<text:tab/></text:span></text:p>
      <text:p text:style-name="P84"/>
      <text:p text:style-name="P84">ternário: <text:span text:style-name="T17">? :</text:span></text:p>
      <text:p text:style-name="P88"><text:span text:style-name="T17">teste </text:span><text:span text:style-name="T31">?</text:span><text:span text:style-name="T17"> true </text:span><text:span text:style-name="T31">:</text:span><text:span text:style-name="T17"> false</text:span></text:p>
      <text:p text:style-name="P53">Ex.: média &gt;= 7.0 ? “Aprovado” : “Reprovado”</text:p>
      <text:p text:style-name="P84"/>
      <text:p text:style-name="P87">Ordem de precedência:</text:p>
      <text:p text:style-name="P52">Aritméticos =&gt; Relacionais =&gt; Lógicos</text:p>
      <text:p text:style-name="P52"/>
      <text:p text:style-name="P52"/>
      <text:p text:style-name="P100">Introdução ao DOM</text:p>
      <text:p text:style-name="P100"/>
      <text:p text:style-name="P54">Document Object Model.</text:p>
      <text:p text:style-name="P55">Só funciona quando estamos rodando JS dentro do navegador. Não funciona no NodeJs.</text:p>
      <text:p text:style-name="P81"><draw:g text:anchor-type="paragraph" draw:z-index="0" draw:name="DrawObject1" draw:style-name="gr12"><draw:custom-shape draw:name="Forma 1" draw:style-name="gr13" draw:text-style-name="P147" svg:width="2.878cm" svg:height="0.863cm" svg:x="5.798cm" svg:y="0.6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1" draw:style-name="gr14" draw:text-style-name="P148" svg:width="1.482cm" svg:height="0.539cm" svg:x="6.567cm" svg:y="0.845cm"><draw:text-box><text:p><text:span text:style-name="T82">window</text:span></text:p></draw:text-box></draw:frame></draw:g></text:p>
      <text:p text:style-name="P23"/>
      <text:p text:style-name="P23"><draw:custom-shape text:anchor-type="paragraph" draw:z-index="7" draw:name="Forma 2" draw:style-name="gr11" svg:width="0.287cm" svg:height="0.74cm" svg:x="7.161cm" svg:y="0.755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3"><draw:g text:anchor-type="paragraph" draw:z-index="3" draw:name="DrawObject 3" draw:style-name="gr12"><draw:custom-shape draw:name="Forma 5" draw:style-name="gr13" draw:text-style-name="P147" svg:width="2.878cm" svg:height="0.863cm" svg:x="9.668cm" svg:y="1.1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5" draw:style-name="gr14" draw:text-style-name="P148" svg:width="1.482cm" svg:height="0.539cm" svg:x="10.437cm" svg:y="1.3cm"><draw:text-box><text:p><text:span text:style-name="T82">history</text:span></text:p></draw:text-box></draw:frame></draw:g></text:p>
      <text:p text:style-name="P23"><draw:g text:anchor-type="paragraph" draw:z-index="2" draw:name="DrawObject 2" draw:style-name="gr12"><draw:custom-shape draw:name="Forma 4" draw:style-name="gr15" draw:text-style-name="P147" svg:width="3.599cm" svg:height="0.863cm" svg:x="5.429cm" svg:y="0.68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4" draw:style-name="gr16" draw:text-style-name="P148" svg:width="1.856cm" svg:height="0.976cm" svg:x="6.39cm" svg:y="0.833cm"><draw:text-box><text:p><text:span text:style-name="T82">document</text:span></text:p></draw:text-box></draw:frame></draw:g><draw:g text:anchor-type="paragraph" draw:z-index="1" draw:name="DrawObject4" draw:style-name="gr12"><draw:custom-shape draw:name="Forma 3" draw:style-name="gr13" draw:text-style-name="P147" svg:width="2.878cm" svg:height="0.863cm" svg:x="2.048cm" svg:y="0.71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3" draw:style-name="gr14" draw:text-style-name="P148" svg:width="1.482cm" svg:height="0.539cm" svg:x="2.817cm" svg:y="0.866cm"><draw:text-box><text:p><text:span text:style-name="T82">location</text:span></text:p></draw:text-box></draw:frame></draw:g></text:p>
      <text:p text:style-name="P23"/>
      <text:p text:style-name="P23"><draw:custom-shape text:anchor-type="paragraph" draw:z-index="8" draw:name="Forma 10" draw:style-name="gr10" svg:width="0.366cm" svg:height="0.943cm" svg:x="7.033cm" svg:y="0.681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3"/>
      <text:p text:style-name="P23"><draw:g text:anchor-type="paragraph" draw:z-index="4" draw:name="DrawObject7" draw:style-name="gr12"><draw:custom-shape draw:name="Forma 6" draw:style-name="gr13" draw:text-style-name="P147" svg:width="2.878cm" svg:height="0.863cm" svg:x="5.779cm" svg:y="0.72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6" draw:style-name="gr14" draw:text-style-name="P148" svg:width="1.154cm" svg:height="0.539cm" svg:x="6.818cm" svg:y="0.88cm"><draw:text-box><text:p><text:span text:style-name="T82">html</text:span></text:p></draw:text-box></draw:frame></draw:g></text:p>
      <text:p text:style-name="P23"/>
      <text:p text:style-name="P23"><draw:custom-shape text:anchor-type="paragraph" draw:z-index="9" draw:name="Forma 11" draw:style-name="gr10" svg:width="0.366cm" svg:height="0.943cm" svg:x="6.11cm" svg:y="0.827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Forma 9" draw:style-name="gr10" svg:width="0.366cm" svg:height="0.943cm" svg:x="7.784cm" svg:y="0.794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3"/>
      <text:p text:style-name="P23"><draw:g text:anchor-type="paragraph" draw:z-index="5" draw:name="DrawObject 5" draw:style-name="gr12"><draw:custom-shape draw:name="Forma 7" draw:style-name="gr13" draw:text-style-name="P147" svg:width="2.878cm" svg:height="0.863cm" svg:x="4.025cm" svg:y="0.8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7" draw:style-name="gr14" draw:text-style-name="P148" svg:width="1.482cm" svg:height="0.539cm" svg:x="4.794cm" svg:y="1.011cm"><draw:text-box><text:p><text:span text:style-name="T82">head</text:span></text:p></draw:text-box></draw:frame></draw:g><draw:g text:anchor-type="paragraph" draw:z-index="6" draw:name="DrawObject 6" draw:style-name="gr12"><draw:custom-shape draw:name="Forma 8" draw:style-name="gr13" draw:text-style-name="P147" svg:width="2.878cm" svg:height="0.863cm" svg:x="7.355cm" svg:y="0.82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8" draw:style-name="gr14" draw:text-style-name="P148" svg:width="1.482cm" svg:height="0.539cm" svg:x="8.124cm" svg:y="0.978cm"><draw:text-box><text:p><text:span text:style-name="T82">body</text:span></text:p></draw:text-box></draw:frame></draw:g></text:p>
      <text:p text:style-name="P23"/>
      <text:p text:style-name="P23"/>
      <text:p text:style-name="P23"/>
      <text:p text:style-name="P23"/>
      <text:p text:style-name="P23"/>
      <text:p text:style-name="P25">Existem 5 formas de acessar os elementos para poder navegar dentro da árvore DOM:</text:p>
      <text:p text:style-name="P25">- por Marca: <text:span text:style-name="T33">getElementsByTagName()</text:span></text:p>
      <text:p text:style-name="P25">- por ID: <text:span text:style-name="T33">getElementById</text:span></text:p>
      <text:p text:style-name="P25">- por Nome: <text:span text:style-name="T34">getElementsByName()</text:span></text:p>
      <text:p text:style-name="P25">- por Classe: <text:span text:style-name="T34">getElementsByClassName()</text:span></text:p>
      <text:p text:style-name="P25">- por Seletor: <text:span text:style-name="T34">querySelector(), querySelectorAll()</text:span></text:p>
      <text:p text:style-name="P25"/>
      <text:p text:style-name="P23"/>
      <text:p text:style-name="P70">EVENTOS DOM</text:p>
      <text:p text:style-name="P70"/>
      <text:p text:style-name="P28">É tudo aquilo que pode acontecer com um determinado elemento. <text:span text:style-name="T35">O evento pode ser configurado na parte HTML ou dentro da tag &lt;script&gt;.</text:span></text:p>
      <text:p text:style-name="P28"/>
      <text:p text:style-name="P29"><text:soft-page-break/><text:span text:style-name="T55">1 – </text:span>No HTML, precisamos colocar o evento dentro da respectiva <text:span text:style-name="T36">tag </text:span><text:span text:style-name="T55">com o nome da função. No script, chamamos a função pelo nome e criamos uma variável </text:span><text:span text:style-name="T56">para receber o DOM.</text:span></text:p>
      <text:p text:style-name="P66"><text:span text:style-name="T53">Ex.: <text:tab/></text:span><text:span text:style-name="T37">&lt;</text:span><text:span text:style-name="T40">div</text:span><text:span text:style-name="T43"> </text:span><text:span text:style-name="T45">id</text:span><text:span text:style-name="T43">=</text:span><text:span text:style-name="T48">"area"</text:span><text:span text:style-name="T43"> </text:span><text:span text:style-name="T45">onclick</text:span><text:span text:style-name="T43">=</text:span><text:span text:style-name="T48">"</text:span><text:span text:style-name="T51">clicar</text:span><text:span text:style-name="T48">()"</text:span><text:span text:style-name="T37">&gt;</text:span></text:p>
      <text:p text:style-name="P128">        <text:tab/><text:span text:style-name="T1">Interaja...</text:span></text:p>
      <text:p text:style-name="P128">   <text:tab/> <text:span text:style-name="T38">&lt;/</text:span><text:span text:style-name="T41">div</text:span><text:span text:style-name="T38">&gt;</text:span></text:p>
      <text:p text:style-name="P134"/>
      <text:p text:style-name="P128">    <text:tab/><text:span text:style-name="T38">&lt;</text:span><text:span text:style-name="T41">script</text:span><text:span text:style-name="T38">&gt;</text:span></text:p>
      <text:p text:style-name="P128">        <text:tab/><text:span text:style-name="T41">function</text:span><text:span text:style-name="T1"> </text:span><text:span text:style-name="T52">clicar</text:span><text:span text:style-name="T1">() {</text:span></text:p>
      <text:p text:style-name="P128">           <text:tab/> <text:span text:style-name="T41">var</text:span><text:span text:style-name="T1"> </text:span><text:span text:style-name="T46">a</text:span><text:span text:style-name="T1">= </text:span><text:span text:style-name="T46">window</text:span><text:span text:style-name="T1">.</text:span><text:span text:style-name="T46">document</text:span><text:span text:style-name="T1">.</text:span><text:span text:style-name="T52">getElementById</text:span><text:span text:style-name="T1">(</text:span><text:span text:style-name="T49">'area'</text:span><text:span text:style-name="T1">)</text:span></text:p>
      <text:p text:style-name="P128">           <text:tab/> <text:span text:style-name="T46">a</text:span><text:span text:style-name="T1">.</text:span><text:span text:style-name="T46">innerText</text:span><text:span text:style-name="T1"> = </text:span><text:span text:style-name="T49">'Clicou!'</text:span></text:p>
      <text:p text:style-name="P128">        <text:tab/><text:span text:style-name="T1">}</text:span></text:p>
      <text:p text:style-name="P128">  <text:tab/>  <text:span text:style-name="T38">&lt;/</text:span><text:span text:style-name="T41">script</text:span><text:span text:style-name="T38">&gt;</text:span></text:p>
      <text:p text:style-name="P30"/>
      <text:p text:style-name="P31">2 – No JavaScript, <text:span text:style-name="T56">criamos a variável para receber o DOM. A</text:span>dicionamos um addEventListener, <text:span text:style-name="T56">seguido de parênteses (‘nome do evento’, nome da função).</text:span></text:p>
      <text:p text:style-name="P67"><text:span text:style-name="T54">Ex.: <text:tab/></text:span><text:span text:style-name="T40">var</text:span><text:span text:style-name="T43"> </text:span><text:span text:style-name="T45">a</text:span><text:span text:style-name="T43"> = </text:span><text:span text:style-name="T45">window</text:span><text:span text:style-name="T43">.</text:span><text:span text:style-name="T45">document</text:span><text:span text:style-name="T43">.</text:span><text:span text:style-name="T51">getElementById</text:span><text:span text:style-name="T43">(</text:span><text:span text:style-name="T48">'area'</text:span><text:span text:style-name="T43">)</text:span></text:p>
      <text:p text:style-name="P128">    <text:tab/> <text:span text:style-name="T46">a</text:span><text:span text:style-name="T1">.</text:span><text:span text:style-name="T52">addEventListener</text:span><text:span text:style-name="T1">(</text:span><text:span text:style-name="T49">'click'</text:span><text:span text:style-name="T1">, </text:span><text:span text:style-name="T52">clicar</text:span><text:span text:style-name="T1">)</text:span></text:p>
      <text:p text:style-name="P128">       <text:tab/> <text:span text:style-name="T46">a</text:span><text:span text:style-name="T1">.</text:span><text:span text:style-name="T52">addEventListener</text:span><text:span text:style-name="T1">(</text:span><text:span text:style-name="T49">'mouseenter'</text:span><text:span text:style-name="T1">, </text:span><text:span text:style-name="T52">entrar</text:span><text:span text:style-name="T1">)</text:span></text:p>
      <text:p text:style-name="P128">       <text:tab/> <text:span text:style-name="T46">a</text:span><text:span text:style-name="T1">.</text:span><text:span text:style-name="T52">addEventListener</text:span><text:span text:style-name="T1">(</text:span><text:span text:style-name="T49">'mouseout'</text:span><text:span text:style-name="T1">, </text:span><text:span text:style-name="T52">sair</text:span><text:span text:style-name="T1">)</text:span></text:p>
      <text:p text:style-name="P107"/>
      <text:p text:style-name="P106"/>
      <text:p text:style-name="P32">*<text:span text:style-name="T57">Para detectar erros, podemos usar o devtools do próprio Chrome.</text:span></text:p>
      <text:p text:style-name="P32"/>
      <text:p text:style-name="P32"/>
      <text:p text:style-name="P71"/>
      <text:p text:style-name="P72">Condições em JavaScript</text:p>
      <text:p text:style-name="P72"/>
      <text:p text:style-name="P73"><draw:custom-shape text:anchor-type="paragraph" draw:z-index="11" draw:name="Forma 12" draw:style-name="gr9" svg:width="1.539cm" svg:height="0.521cm" svg:x="3.699cm" svg:y="0.314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3" draw:name="Moldura de texto 2" draw:style-name="gr8" draw:text-style-name="P146" svg:width="3.465cm" svg:height="0.599cm" svg:x="5.526cm" svg:y="0.178cm"><draw:text-box><text:p>Condição simples</text:p></draw:text-box></draw:frame><draw:frame text:anchor-type="paragraph" draw:z-index="14" draw:name="Moldura de texto 9" draw:style-name="gr8" draw:text-style-name="P146" svg:width="3.465cm" svg:height="0.599cm" svg:x="5.526cm" svg:y="0.178cm"><draw:text-box><text:p>Condição simples</text:p></draw:text-box></draw:frame>if <text:span text:style-name="T17">(condição) {</text:span></text:p>
      <text:p text:style-name="P33"><text:tab/>true</text:p>
      <text:p text:style-name="P33">}</text:p>
      <text:p text:style-name="P33"/>
      <text:p text:style-name="P73">if <text:span text:style-name="T17">(condição) {</text:span></text:p>
      <text:p text:style-name="P33"><draw:custom-shape text:anchor-type="paragraph" draw:z-index="12" draw:name="Forma 13" draw:style-name="gr9" svg:width="1.539cm" svg:height="0.521cm" svg:x="3.679cm" svg:y="0.47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5" draw:name="Moldura de texto 10" draw:style-name="gr8" draw:text-style-name="P146" svg:width="3.465cm" svg:height="0.599cm" svg:x="5.431cm" svg:y="0.418cm"><draw:text-box><text:p>Condição Composta</text:p></draw:text-box></draw:frame><text:tab/>true</text:p>
      <text:p text:style-name="P73"><text:span text:style-name="T17">} </text:span>else <text:span text:style-name="T17">{</text:span></text:p>
      <text:p text:style-name="P33"><text:tab/>false</text:p>
      <text:p text:style-name="P33">}</text:p>
      <text:p text:style-name="P27"/>
      <text:p text:style-name="P27"/>
      <text:p text:style-name="P74">Condição Múltipla</text:p>
      <text:p text:style-name="P74"/>
      <text:p text:style-name="P74">switch <text:span text:style-name="T17">(expressão) {</text:span></text:p>
      <text:p text:style-name="P74"><text:span text:style-name="T17"><text:tab/></text:span>case <text:span text:style-name="T17">valor 1:</text:span></text:p>
      <text:p text:style-name="P34"><text:tab/>bloco</text:p>
      <text:p text:style-name="P74"><text:span text:style-name="T17"><text:tab/></text:span>break</text:p>
      <text:p text:style-name="P74"><text:tab/></text:p>
      <text:p text:style-name="P74"><text:tab/>case <text:span text:style-name="T17">valor 2:</text:span></text:p>
      <text:p text:style-name="P34"><text:tab/>bloco</text:p>
      <text:p text:style-name="P74"><text:span text:style-name="T17"><text:tab/></text:span>break</text:p>
      <text:p text:style-name="P74"><text:tab/></text:p>
      <text:p text:style-name="P74"><text:tab/>case <text:span text:style-name="T17">valor 3:</text:span></text:p>
      <text:p text:style-name="P34"><text:tab/>bloco</text:p>
      <text:p text:style-name="P74"><text:span text:style-name="T17"><text:tab/></text:span>break</text:p>
      <text:p text:style-name="P74"/>
      <text:p text:style-name="P74"><text:tab/><text:span text:style-name="T58">default:</text:span></text:p>
      <text:p text:style-name="P74"><text:soft-page-break/><text:tab/><text:span text:style-name="T23">bloco</text:span></text:p>
      <text:p text:style-name="P74"><text:span text:style-name="T23"><text:tab/></text:span><text:span text:style-name="T58">break</text:span></text:p>
      <text:p text:style-name="P74">}</text:p>
      <text:p text:style-name="P74"/>
      <text:p text:style-name="P75">ESTRUTURAS DE REPETIÇÃO</text:p>
      <text:p text:style-name="P75"/>
      <text:p text:style-name="P98">while<text:span text:style-name="T59"> </text:span><text:span text:style-name="T60">(com teste lógico no início) </text:span></text:p>
      <text:p text:style-name="P98"/>
      <text:p text:style-name="P35">var c = 1</text:p>
      <text:p text:style-name="P35"><text:span text:style-name="T15">while</text:span> (c &lt; 7) {</text:p>
      <text:p text:style-name="P35"><text:tab/>console.log(<text:span text:style-name="T61">`Passo ${</text:span>c<text:span text:style-name="T61">}`</text:span>)</text:p>
      <text:p text:style-name="P35"><text:tab/>c++</text:p>
      <text:p text:style-name="P35">}</text:p>
      <text:p text:style-name="P35"/>
      <text:p text:style-name="P97">do<text:span text:style-name="T59"> </text:span><text:span text:style-name="T60">(com teste lógico no final)</text:span></text:p>
      <text:p text:style-name="P97"/>
      <text:p text:style-name="P35">var c = 1</text:p>
      <text:p text:style-name="P75">do <text:span text:style-name="T17">{ </text:span></text:p>
      <text:p text:style-name="P76"><text:span text:style-name="T24"><text:tab/>console.log(</text:span><text:span text:style-name="T25">`Passo ${</text:span><text:span text:style-name="T17">c</text:span><text:span text:style-name="T25">}`</text:span><text:span text:style-name="T24">)</text:span></text:p>
      <text:p text:style-name="P36"><text:tab/>c++</text:p>
      <text:p text:style-name="P77"><text:span text:style-name="T24">} </text:span>while <text:span text:style-name="T17">(c &lt; 7)</text:span></text:p>
      <text:p text:style-name="P35"/>
      <text:p text:style-name="P75"/>
      <text:p text:style-name="P26"/>
      <text:p text:style-name="P78">Estrutura de Repetição com Variável de Controle</text:p>
      <text:p text:style-name="P78"/>
      <text:p text:style-name="P78">for<text:span text:style-name="T17"> (inicio; teste; incr</text:span><text:span text:style-name="T26">emento</text:span><text:span text:style-name="T17">) {</text:span></text:p>
      <text:p text:style-name="P38"/>
      <text:p text:style-name="P41">}</text:p>
      <text:p text:style-name="P41"/>
      <text:p text:style-name="P129"><text:span text:style-name="T62">for</text:span><text:span text:style-name="T64">(</text:span><text:span text:style-name="T42">var</text:span><text:span text:style-name="T64"> </text:span><text:span text:style-name="T47">c</text:span><text:span text:style-name="T64">=</text:span><text:span text:style-name="T66">1</text:span><text:span text:style-name="T64">; </text:span><text:span text:style-name="T47">c</text:span><text:span text:style-name="T64"> &lt;= </text:span><text:span text:style-name="T66">10</text:span><text:span text:style-name="T64">; </text:span><text:span text:style-name="T47">c</text:span><text:span text:style-name="T64">++) {</text:span></text:p>
      <text:p text:style-name="P133">    <text:span text:style-name="T46">console</text:span><text:span text:style-name="T1">.</text:span><text:span text:style-name="T52">log</text:span><text:span text:style-name="T1">(</text:span><text:span text:style-name="T49">`Passo </text:span><text:span text:style-name="T41">${</text:span><text:span text:style-name="T46">c</text:span><text:span text:style-name="T41">}</text:span><text:span text:style-name="T49">`</text:span><text:span text:style-name="T1">)</text:span></text:p>
      <text:p text:style-name="P130">}</text:p>
      <text:p text:style-name="P37"/>
      <text:p text:style-name="P39"><text:span text:style-name="T68">obs.: </text:span>Dentro do for, podemos utilizar qualquer estrutura que aprendemos até agora.</text:p>
      <text:p text:style-name="P39"/>
      <text:p text:style-name="P39"/>
      <text:p text:style-name="P40"/>
      <text:p text:style-name="P40"/>
      <text:p text:style-name="P101">Variáveis Compostas (Array)</text:p>
      <text:p text:style-name="P101"/>
      <text:p text:style-name="P56">Variáveis simples só conseguem armazenar um valor por vez. Variáveis compostas devem ser capazes de armazenar vários valores em uma mesma estrutura.</text:p>
      <text:p text:style-name="P40"/>
      <text:p text:style-name="P131"><text:span text:style-name="T39">let</text:span> <text:span text:style-name="T44">num</text:span> = [<text:span text:style-name="T65">6</text:span>, <text:span text:style-name="T65">7</text:span>, <text:span text:style-name="T65">9</text:span>, <text:span text:style-name="T65">12</text:span>, <text:span text:style-name="T65">5</text:span>]</text:p>
      <text:p text:style-name="P40"/>
      <text:p text:style-name="P131"><text:span text:style-name="T44">console</text:span>.<text:span text:style-name="T50">log</text:span>(<text:span text:style-name="T44">num</text:span>)</text:p>
      <text:p text:style-name="P131"/>
      <text:p text:style-name="P135"/>
      <text:p text:style-name="P42">Para acrescentar o valor 7 na última posição do Array <text:span text:style-name="T15">num</text:span>, utilizamos:</text:p>
      <text:p text:style-name="P42">num.<text:span text:style-name="T15">push</text:span>(7)</text:p>
      <text:p text:style-name="P42"/>
      <text:p text:style-name="P43"><text:soft-page-break/>Para saber o comprimento <text:span text:style-name="T70">(quantidade de posições)</text:span> de um Array:</text:p>
      <text:p text:style-name="P43">num.<text:span text:style-name="T15">length</text:span></text:p>
      <text:p text:style-name="P40"/>
      <text:p text:style-name="P43">Para colocar um Array em ordem crescente:</text:p>
      <text:p text:style-name="P43">num.<text:span text:style-name="T15">sort()</text:span></text:p>
      <text:p text:style-name="P40"/>
      <text:p text:style-name="P43">Para mostrar todas as posições dos vetores:</text:p>
      <text:p text:style-name="P44">let <text:span text:style-name="T15">num</text:span> = [6, 7, 3, 9, 8]</text:p>
      <text:p text:style-name="P44">for( let <text:span text:style-name="T15">pos</text:span> = 0; <text:span text:style-name="T15">pos</text:span> &lt; <text:span text:style-name="T15">num.length</text:span>; <text:span text:style-name="T15">pos</text:span>++) {</text:p>
      <text:p text:style-name="P44"><text:tab/>console.log(<text:span text:style-name="T71">`A posição ${pos} tem o valor</text:span> <text:span text:style-name="T71">${</text:span>num[pos]<text:span text:style-name="T71">}`</text:span><text:span text:style-name="T70">)</text:span></text:p>
      <text:p text:style-name="P44">}</text:p>
      <text:p text:style-name="P44"/>
      <text:p text:style-name="P45"><draw:custom-shape text:anchor-type="paragraph" draw:z-index="19" draw:name="Forma 14" draw:style-name="gr5" svg:width="0.308cm" svg:height="0.405cm" svg:x="3.699cm" svg:y="0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Forma simplificada:</text:p>
      <text:p text:style-name="P79">for<text:span text:style-name="T17">(let </text:span>pos<text:span text:style-name="T17"> </text:span>in num) <text:span text:style-name="T17">{</text:span></text:p>
      <text:p text:style-name="P45"><text:tab/>console.log(num[pos])</text:p>
      <text:p text:style-name="P44"/>
      <text:p text:style-name="P44"/>
      <text:p text:style-name="P44">Para buscar um valor dentro do Array:</text:p>
      <text:p text:style-name="P44"><draw:frame text:anchor-type="paragraph" draw:z-index="16" draw:name="Moldura de texto 11" draw:style-name="gr6" draw:text-style-name="P146" svg:width="8.332cm" svg:height="0.976cm" svg:x="3.718cm" svg:y="0.25cm"><draw:text-box><text:p>Ele vai buscar dentro do Array o valor 7 e vai mostrar a posição.</text:p></draw:text-box></draw:frame>num.<text:span text:style-name="T15">indexOf</text:span>(7) <text:s text:c="2"/></text:p>
      <text:p text:style-name="P44"/>
      <text:p text:style-name="P44"/>
      <text:p text:style-name="P44"/>
      <text:p text:style-name="P45">Obs.: Se procurarmos por um valor que não existe no array, ele vai retornar -1, que significa que ele pesquisou dentro do vetor e não encontrou aquele determinado valor.</text:p>
      <text:p text:style-name="P44"/>
      <text:p text:style-name="P44"/>
      <text:p text:style-name="P44"/>
      <text:p text:style-name="P44"/>
      <text:p text:style-name="P102">Funções</text:p>
      <text:p text:style-name="P102"/>
      <text:p text:style-name="P132"><text:span text:style-name="T39">function</text:span> <text:span text:style-name="T50">parimp</text:span>(<text:span text:style-name="T44">n</text:span>) {</text:p>
      <text:p text:style-name="P133">    <text:span text:style-name="T63">if</text:span><text:span text:style-name="T1">(</text:span><text:span text:style-name="T46">n</text:span><text:span text:style-name="T1"> % </text:span><text:span text:style-name="T67">2</text:span><text:span text:style-name="T1"> == </text:span><text:span text:style-name="T67">0</text:span><text:span text:style-name="T1">) {</text:span></text:p>
      <text:p text:style-name="P133">        <text:span text:style-name="T63">return</text:span><text:span text:style-name="T1"> </text:span><text:span text:style-name="T49">`O número </text:span><text:span text:style-name="T41">${</text:span><text:span text:style-name="T46">n</text:span><text:span text:style-name="T41">}</text:span><text:span text:style-name="T49"> é par.`</text:span></text:p>
      <text:p text:style-name="P133">    <text:span text:style-name="T1">} </text:span><text:span text:style-name="T63">else</text:span><text:span text:style-name="T1"> {</text:span></text:p>
      <text:p text:style-name="P133">        <text:span text:style-name="T63">return</text:span><text:span text:style-name="T1"> </text:span><text:span text:style-name="T49">`O número </text:span><text:span text:style-name="T41">${</text:span><text:span text:style-name="T46">n</text:span><text:span text:style-name="T41">}</text:span><text:span text:style-name="T49"> é ímpar.`</text:span></text:p>
      <text:p text:style-name="P133">    <text:span text:style-name="T1">}</text:span></text:p>
      <text:p text:style-name="P130">}</text:p>
      <text:p text:style-name="P136"/>
      <text:p text:style-name="P130"><text:span text:style-name="T39">let</text:span> <text:span text:style-name="T44">res</text:span> = <text:span text:style-name="T50">parimp</text:span>(<text:span text:style-name="T65">5</text:span>)</text:p>
      <text:p text:style-name="P130"><text:span text:style-name="T44">console</text:span>.<text:span text:style-name="T50">log</text:span>(<text:span text:style-name="T44">res</text:span>)</text:p>
      <text:p text:style-name="P105"/>
      <text:p text:style-name="P58"/>
      <text:p text:style-name="P57">Se não passarmos um dos parâmetros, vai retornar NaN. Mas podemos contornar isso igualando o parâmetro a zero.</text:p>
      <text:p text:style-name="P57"/>
      <text:p text:style-name="P57"><draw:frame text:anchor-type="paragraph" draw:z-index="17" draw:name="Moldura de texto 12" draw:style-name="gr7" draw:text-style-name="P146" svg:width="10.141cm" svg:height="1.117cm" svg:x="6.565cm" svg:y="0.33cm"><draw:text-box><text:p>Uma vez que igualamos a zero, a função irá retornar 7 + 0. Se não, ela iria retornar NaN.</text:p></draw:text-box></draw:frame>Ex.: function soma(n1=0, n2=0) {</text:p>
      <text:p text:style-name="P57"><text:tab/>return n1 + n2</text:p>
      <text:p text:style-name="P57">}</text:p>
      <text:p text:style-name="P57">console.log(soma(7))</text:p>
      <text:p text:style-name="P57"/>
      <text:p text:style-name="P60"/>
      <text:p text:style-name="P89"/>
      <text:p text:style-name="P89"><text:soft-page-break/>Também podemos colocar uma função dentro de uma variável.</text:p>
      <text:p text:style-name="P89"/>
      <text:p text:style-name="P59"><draw:frame text:anchor-type="paragraph" draw:z-index="18" draw:name="Moldura de texto 13" draw:style-name="gr6" draw:text-style-name="P146" svg:width="11.411cm" svg:height="0.976cm" svg:x="5.161cm" svg:y="0.395cm"><draw:text-box><text:p>A função irá retornar com o valor 10. Ou seja, a variável v passa a valer 10.</text:p></draw:text-box></draw:frame>let v = function (x) {</text:p>
      <text:p text:style-name="P59"><text:tab/>return x * 2</text:p>
      <text:p text:style-name="P59">}</text:p>
      <text:p text:style-name="P59">console.log(v<text:span text:style-name="T69">(5))</text:span></text:p>
      <text:p text:style-name="P59"/>
      <text:p text:style-name="P59"/>
      <text:p text:style-name="P59"/>
      <text:p text:style-name="P94">Arrow Functions</text:p>
      <text:p text:style-name="P94"/>
      <text:p text:style-name="P63">As arrow functions têm uma abordagem mais simples e direta para escrever uma função e podem melhorar a legibilidade do código em diversas situações.</text:p>
      <text:p text:style-name="P63">Ex.: ao invés de escrever as funções entre chaves e com return (costumeiro), podemos simplesmente resumir isso tudo com os símbolos de igual e maior que.</text:p>
      <text:p text:style-name="P63"/>
      <text:p text:style-name="P63"><text:span text:style-name="T15">const</text:span> sum = (a, b) <text:span text:style-name="T15">=&gt;</text:span> a + b</text:p>
      <text:p text:style-name="P63">console.log(calculator(sum) (2, 2));</text:p>
      <text:p text:style-name="P63"/>
      <text:p text:style-name="P95">Lembre-se: <text:span text:style-name="T17">as arrow functions não possuem as suas próprias variáveis </text:span>this <text:span text:style-name="T17">e </text:span>arguments<text:span text:style-name="T17">.</text:span></text:p>
      <text:p text:style-name="P63"/>
      <text:p text:style-name="P63"/>
      <text:p text:style-name="P96">RegEx</text:p>
      <text:p text:style-name="P96"/>
      <text:p text:style-name="P64">As expressões regulares são estruturas formadas por uma sequência de caracteres que especificam um padrão formal que servem para validar, extrair ou mesmo substituir caracteres dentro de uma String.</text:p>
      <text:p text:style-name="P64"/>
      <text:p text:style-name="P65"><text:span text:style-name="T80">São colocadas entre barras. </text:span>O typeof de qualquer expressão regular é um objeto.</text:p>
      <text:p text:style-name="P65">Ex.: /john@gmail.com/ </text:p>
      <text:p text:style-name="P64"/>
      <text:p text:style-name="P103">Próximos passos…</text:p>
      <text:p text:style-name="P103"/>
      <text:list xml:id="list960017643" text:style-name="L1">
        <text:list-item>
          <text:p text:style-name="P141"><text:span text:style-name="T7">functions: </text:span><text:span text:style-name="T8">funções anônimas, callbacks, ifes.</text:span></text:p>
        </text:list-item>
        <text:list-item>
          <text:p text:style-name="P142">Objetos</text:p>
        </text:list-item>
        <text:list-item>
          <text:p text:style-name="P142">modularização</text:p>
        </text:list-item>
        <text:list-item>
          <text:p text:style-name="P142">RegEx</text:p>
        </text:list-item>
        <text:list-item>
          <text:p text:style-name="P142">JSON</text:p>
        </text:list-item>
        <text:list-item>
          <text:p text:style-name="P142">AJAX</text:p>
        </text:list-item>
        <text:list-item>
          <text:p text:style-name="P142">NodeJS</text:p>
          <text:p text:style-name="P142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5T07:20:00.511000000</meta:creation-date>
    <meta:generator>LibreOffice/7.3.2.2$Windows_X86_64 LibreOffice_project/49f2b1bff42cfccbd8f788c8dc32c1c309559be0</meta:generator>
    <dc:date>2022-11-28T22:20:07.972000000</dc:date>
    <meta:editing-duration>P3DT15M26S</meta:editing-duration>
    <meta:editing-cycles>129</meta:editing-cycles>
    <meta:document-statistic meta:table-count="0" meta:image-count="0" meta:object-count="0" meta:page-count="9" meta:paragraph-count="280" meta:word-count="1614" meta:character-count="10261" meta:non-whitespace-character-count="8594"/>
  </office:meta>
</office:document-meta>
</file>